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38mm"/>
    </style:style>
    <style:style style:name="co4" style:family="table-column">
      <style:table-column-properties fo:break-before="auto" style:column-width="17.22mm"/>
    </style:style>
    <style:style style:name="co5" style:family="table-column">
      <style:table-column-properties fo:break-before="auto" style:column-width="27.71mm"/>
    </style:style>
    <style:style style:name="co6" style:family="table-column">
      <style:table-column-properties fo:break-before="auto" style:column-width="26.67mm"/>
    </style:style>
    <style:style style:name="co7" style:family="table-column">
      <style:table-column-properties fo:break-before="auto" style:column-width="35.17mm"/>
    </style:style>
    <style:style style:name="co8" style:family="table-column">
      <style:table-column-properties fo:break-before="auto" style:column-width="53.98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3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-Tabelle_20_Ecke">
      <style:table-cell-properties fo:border-bottom="none" fo:border-left="2.01pt solid #000000" fo:border-right="none" fo:border-top="2.01pt solid #000000"/>
    </style:style>
    <style:style style:name="ce2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-Tabelle_20_Kategorie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Default" style:data-style-name="N100">
      <style:table-cell-properties fo:border="0.99pt solid #000000"/>
    </style:style>
    <style:style style:name="ce7" style:family="table-cell" style:parent-style-name="Pivot-Tabelle_20_Ecke">
      <style:table-cell-properties fo:border-bottom="none" fo:border-left="none" fo:border-right="0.99pt solid #000000" fo:border-top="2.01pt solid #000000"/>
    </style:style>
    <style:style style:name="ce8" style:family="table-cell" style:parent-style-name="Pivot-Tabelle_20_Feld">
      <style:table-cell-properties fo:border="0.99pt solid #000000"/>
    </style:style>
    <style:style style:name="ce9" style:family="table-cell" style:parent-style-name="Pivot-Tabelle_20_Kategorie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-Tabelle_20_Kategorie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-Tabelle_20_Kategorie" style:data-style-name="N0">
      <style:table-cell-properties fo:border-bottom="2.01pt solid #000000" fo:border-left="0.99pt solid #000000" fo:border-right="0.99pt solid #000000" fo:border-top="none"/>
    </style:style>
    <style:style style:name="ce12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-Tabelle_20_Wert" style:data-style-name="N0">
      <style:table-cell-properties fo:border-bottom="none" fo:border-left="0.99pt solid #000000" fo:border-right="none" fo:border-top="0.99pt solid #000000"/>
    </style:style>
    <style:style style:name="ce15" style:family="table-cell" style:parent-style-name="Pivot-Tabelle_20_Wert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-Tabelle_20_Wert" style:data-style-name="N0">
      <style:table-cell-properties fo:border-bottom="2.01pt solid #000000" fo:border-left="0.99pt solid #000000" fo:border-right="none" fo:border-top="none"/>
    </style:style>
    <style:style style:name="ce17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18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-Tabelle_20_Wert" style:data-style-name="N0">
      <style:table-cell-properties fo:border-bottom="none" fo:border-left="none" fo:border-right="none" fo:border-top="0.99pt solid #000000"/>
    </style:style>
    <style:style style:name="ce20" style:family="table-cell" style:parent-style-name="Pivot-Tabelle_20_Wert" style:data-style-name="N0"/>
    <style:style style:name="ce21" style:family="table-cell" style:parent-style-name="Pivot-Tabelle_20_Wert" style:data-style-name="N0">
      <style:table-cell-properties fo:border-bottom="2.01pt solid #000000" fo:border-left="none" fo:border-right="none" fo:border-top="none"/>
    </style:style>
    <style:style style:name="ce22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-Tabelle_20_Kategorie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-Tabelle_20_Wert" style:data-style-name="N0">
      <style:table-cell-properties fo:border-bottom="none" fo:border-left="none" fo:border-right="2.01pt solid #000000" fo:border-top="0.99pt solid #000000"/>
    </style:style>
    <style:style style:name="ce25" style:family="table-cell" style:parent-style-name="Pivot-Tabelle_20_Wert" style:data-style-name="N0">
      <style:table-cell-properties fo:border-bottom="none" fo:border-left="none" fo:border-right="2.01pt solid #000000" fo:border-top="none"/>
    </style:style>
    <style:style style:name="ce26" style:family="table-cell" style:parent-style-name="Pivot-Tabelle_20_Wer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Pivot-Tabelle_20_Kategorie" style:data-style-name="N0">
      <style:table-cell-properties fo:border-bottom="0.99pt solid #000000" fo:border-left="2.01pt solid #000000" fo:border-right="0.99pt solid #000000" fo:border-top="none"/>
    </style:style>
    <style:style style:name="ce28" style:family="table-cell" style:parent-style-name="Pivot-Tabelle_20_Kategorie" style:data-style-name="N0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-Tabelle_20_Kategorie" style:data-style-name="N0">
      <style:table-cell-properties fo:border-bottom="2.01pt solid #000000" fo:border-left="2.01pt solid #000000" fo:border-right="0.99pt solid #000000" fo:border-top="0.99pt solid #000000"/>
    </style:style>
    <style:style style:name="ce30" style:family="table-cell" style:parent-style-name="Pivot-Tabelle_20_Ecke">
      <style:table-cell-properties fo:border-bottom="none" fo:border-left="none" fo:border-right="none" fo:border-top="2.01pt solid #000000"/>
    </style:style>
    <style:style style:name="ce31" style:family="table-cell" style:parent-style-name="Pivot-Tabelle_20_Kategorie" style:data-style-name="N0">
      <style:table-cell-properties fo:border="0.99pt solid #000000"/>
    </style:style>
    <style:style style:name="ce32" style:family="table-cell" style:parent-style-name="Pivot-Tabelle_20_Kategorie" style:data-style-name="N0">
      <style:table-cell-properties fo:border-bottom="2.01pt solid #000000" fo:border-left="0.99pt solid #000000" fo:border-right="0.99pt solid #000000" fo:border-top="0.99pt solid #000000"/>
    </style:style>
    <style:style style:name="ce33" style:family="table-cell" style:parent-style-name="Pivot-Tabelle_20_Wert" style:data-style-name="N0">
      <style:table-cell-properties fo:border-bottom="0.99pt solid #000000" fo:border-left="0.99pt solid #000000" fo:border-right="none" fo:border-top="0.99pt solid #000000"/>
    </style:style>
    <style:style style:name="ce34" style:family="table-cell" style:parent-style-name="Pivot-Tabelle_20_Wert" style:data-style-name="N0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-Tabelle_20_Wert" style:data-style-name="N0">
      <style:table-cell-properties fo:border-bottom="0.99pt solid #000000" fo:border-left="none" fo:border-right="none" fo:border-top="0.99pt solid #000000"/>
    </style:style>
    <style:style style:name="ce36" style:family="table-cell" style:parent-style-name="Pivot-Tabelle_20_Wert" style:data-style-name="N0">
      <style:table-cell-properties fo:border-bottom="2.01pt solid #000000" fo:border-left="none" fo:border-right="none" fo:border-top="0.99pt solid #000000"/>
    </style:style>
    <style:style style:name="ce37" style:family="table-cell" style:parent-style-name="Pivot-Tabelle_20_Wert" style:data-style-name="N0">
      <style:table-cell-properties fo:border-bottom="0.99pt solid #000000" fo:border-left="none" fo:border-right="2.01pt solid #000000" fo:border-top="0.99pt solid #000000"/>
    </style:style>
    <style:style style:name="ce38" style:family="table-cell" style:parent-style-name="Pivot-Tabelle_20_Wert">
      <style:table-cell-properties fo:border-bottom="0.99pt solid #000000" fo:border-left="none" fo:border-right="2.01pt solid #000000" fo:border-top="0.99pt solid #000000"/>
    </style:style>
    <style:style style:name="ce39" style:family="table-cell" style:parent-style-name="Pivot-Tabelle_20_Wer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t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rain size</text:p>
          </table:table-cell>
          <table:table-cell office:value-type="string" calcext:value-type="string">
            <text:p>test size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train time</text:p>
          </table:table-cell>
          <table:table-cell office:value-type="string" calcext:value-type="string">
            <text:p>check train time</text:p>
          </table:table-cell>
          <table:table-cell office:value-type="string" calcext:value-type="string">
            <text:p>check test time</text:p>
          </table:table-cell>
          <table:table-cell office:value-type="string" calcext:value-type="string">
            <text:p>platform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1603631973" calcext:value-type="float">
            <text:p>0,0047160363197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53834629058838" calcext:value-type="float">
            <text:p>0,853834629058838</text:p>
          </table:table-cell>
          <table:table-cell office:value-type="float" office:value="36.2094142436981" calcext:value-type="float">
            <text:p>36,2094142436981</text:p>
          </table:table-cell>
          <table:table-cell office:value-type="float" office:value="0.288228750228882" calcext:value-type="float">
            <text:p>0,288228750228882</text:p>
          </table:table-cell>
          <table:table-cell office:value-type="float" office:value="0.0723464488983154" calcext:value-type="float">
            <text:p>0,072346448898315</text:p>
          </table:table-cell>
          <table:table-cell table:formula="of:=VLOOKUP([.A2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87309229374" calcext:value-type="float">
            <text:p>0,0002873092293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56727838516235" calcext:value-type="float">
            <text:p>0,856727838516235</text:p>
          </table:table-cell>
          <table:table-cell office:value-type="float" office:value="45.0714316368103" calcext:value-type="float">
            <text:p>45,0714316368103</text:p>
          </table:table-cell>
          <table:table-cell office:value-type="float" office:value="0.280918121337891" calcext:value-type="float">
            <text:p>0,280918121337891</text:p>
          </table:table-cell>
          <table:table-cell office:value-type="float" office:value="0.0717141628265381" calcext:value-type="float">
            <text:p>0,071714162826538</text:p>
          </table:table-cell>
          <table:table-cell table:formula="of:=VLOOKUP([.A3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9330393672" calcext:value-type="float">
            <text:p>0,0002933039367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6194920539856" calcext:value-type="float">
            <text:p>0,86194920539856</text:p>
          </table:table-cell>
          <table:table-cell office:value-type="float" office:value="44.4449026584625" calcext:value-type="float">
            <text:p>44,4449026584625</text:p>
          </table:table-cell>
          <table:table-cell office:value-type="float" office:value="0.279536724090576" calcext:value-type="float">
            <text:p>0,279536724090576</text:p>
          </table:table-cell>
          <table:table-cell office:value-type="float" office:value="0.0725653171539307" calcext:value-type="float">
            <text:p>0,072565317153931</text:p>
          </table:table-cell>
          <table:table-cell table:formula="of:=VLOOKUP([.A4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14990959167" calcext:value-type="float">
            <text:p>0,051499095916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2377800941467" calcext:value-type="float">
            <text:p>1,72377800941467</text:p>
          </table:table-cell>
          <table:table-cell office:value-type="float" office:value="54.5832765102387" calcext:value-type="float">
            <text:p>54,5832765102387</text:p>
          </table:table-cell>
          <table:table-cell office:value-type="float" office:value="0.68766975402832" calcext:value-type="float">
            <text:p>0,68766975402832</text:p>
          </table:table-cell>
          <table:table-cell office:value-type="float" office:value="0.164171934127808" calcext:value-type="float">
            <text:p>0,164171934127808</text:p>
          </table:table-cell>
          <table:table-cell table:formula="of:=VLOOKUP([.A5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60130655766" calcext:value-type="float">
            <text:p>0,0005601306557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2964477539063" calcext:value-type="float">
            <text:p>1,72964477539063</text:p>
          </table:table-cell>
          <table:table-cell office:value-type="float" office:value="85.6152539253235" calcext:value-type="float">
            <text:p>85,6152539253235</text:p>
          </table:table-cell>
          <table:table-cell office:value-type="float" office:value="0.689494371414185" calcext:value-type="float">
            <text:p>0,689494371414185</text:p>
          </table:table-cell>
          <table:table-cell office:value-type="float" office:value="0.164969921112061" calcext:value-type="float">
            <text:p>0,164969921112061</text:p>
          </table:table-cell>
          <table:table-cell table:formula="of:=VLOOKUP([.A6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27704554796" calcext:value-type="float">
            <text:p>0,00022770455479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69764447212219" calcext:value-type="float">
            <text:p>1,69764447212219</text:p>
          </table:table-cell>
          <table:table-cell office:value-type="float" office:value="101.180938482285" calcext:value-type="float">
            <text:p>101,180938482285</text:p>
          </table:table-cell>
          <table:table-cell office:value-type="float" office:value="0.653138637542725" calcext:value-type="float">
            <text:p>0,653138637542725</text:p>
          </table:table-cell>
          <table:table-cell office:value-type="float" office:value="0.163990020751953" calcext:value-type="float">
            <text:p>0,163990020751953</text:p>
          </table:table-cell>
          <table:table-cell table:formula="of:=VLOOKUP([.A7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0350472586" calcext:value-type="float">
            <text:p>0,20035047258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31779336929321" calcext:value-type="float">
            <text:p>7,31779336929321</text:p>
          </table:table-cell>
          <table:table-cell office:value-type="float" office:value="236.25220656395" calcext:value-type="float">
            <text:p>236,25220656395</text:p>
          </table:table-cell>
          <table:table-cell office:value-type="float" office:value="2.43560338020325" calcext:value-type="float">
            <text:p>2,43560338020325</text:p>
          </table:table-cell>
          <table:table-cell office:value-type="float" office:value="0.755585193634033" calcext:value-type="float">
            <text:p>0,755585193634033</text:p>
          </table:table-cell>
          <table:table-cell table:formula="of:=VLOOKUP([.A8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91925557454" calcext:value-type="float">
            <text:p>0,02919255574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39122462272644" calcext:value-type="float">
            <text:p>7,39122462272644</text:p>
          </table:table-cell>
          <table:table-cell office:value-type="float" office:value="434.018207788467" calcext:value-type="float">
            <text:p>434,018207788467</text:p>
          </table:table-cell>
          <table:table-cell office:value-type="float" office:value="2.44973731040955" calcext:value-type="float">
            <text:p>2,44973731040955</text:p>
          </table:table-cell>
          <table:table-cell office:value-type="float" office:value="0.755854606628418" calcext:value-type="float">
            <text:p>0,755854606628418</text:p>
          </table:table-cell>
          <table:table-cell table:formula="of:=VLOOKUP([.A9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12682748976" calcext:value-type="float">
            <text:p>0,00041268274897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41796588897705" calcext:value-type="float">
            <text:p>7,41796588897705</text:p>
          </table:table-cell>
          <table:table-cell office:value-type="float" office:value="794.800407409668" calcext:value-type="float">
            <text:p>794,800407409668</text:p>
          </table:table-cell>
          <table:table-cell office:value-type="float" office:value="2.46205449104309" calcext:value-type="float">
            <text:p>2,46205449104309</text:p>
          </table:table-cell>
          <table:table-cell office:value-type="float" office:value="0.751136302947998" calcext:value-type="float">
            <text:p>0,751136302947998</text:p>
          </table:table-cell>
          <table:table-cell table:formula="of:=VLOOKUP([.A10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0129364014" calcext:value-type="float">
            <text:p>0,17012936401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65476608276367" calcext:value-type="float">
            <text:p>0,865476608276367</text:p>
          </table:table-cell>
          <table:table-cell office:value-type="float" office:value="154.690683841705" calcext:value-type="float">
            <text:p>154,690683841705</text:p>
          </table:table-cell>
          <table:table-cell office:value-type="float" office:value="0.926047801971436" calcext:value-type="float">
            <text:p>0,926047801971436</text:p>
          </table:table-cell>
          <table:table-cell office:value-type="float" office:value="0.228290557861328" calcext:value-type="float">
            <text:p>0,228290557861328</text:p>
          </table:table-cell>
          <table:table-cell table:formula="of:=VLOOKUP([.A11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63679921627" calcext:value-type="float">
            <text:p>0,000263679921627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6632776260376" calcext:value-type="float">
            <text:p>0,86632776260376</text:p>
          </table:table-cell>
          <table:table-cell office:value-type="float" office:value="241.402945280075" calcext:value-type="float">
            <text:p>241,402945280075</text:p>
          </table:table-cell>
          <table:table-cell office:value-type="float" office:value="0.919986009597778" calcext:value-type="float">
            <text:p>0,919986009597778</text:p>
          </table:table-cell>
          <table:table-cell office:value-type="float" office:value="0.228480577468872" calcext:value-type="float">
            <text:p>0,228480577468872</text:p>
          </table:table-cell>
          <table:table-cell table:formula="of:=VLOOKUP([.A12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98109537363" calcext:value-type="float">
            <text:p>0,000198109537363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05274105072021" calcext:value-type="float">
            <text:p>1,05274105072021</text:p>
          </table:table-cell>
          <table:table-cell office:value-type="float" office:value="263.613928556442" calcext:value-type="float">
            <text:p>263,613928556442</text:p>
          </table:table-cell>
          <table:table-cell office:value-type="float" office:value="0.879267454147339" calcext:value-type="float">
            <text:p>0,879267454147339</text:p>
          </table:table-cell>
          <table:table-cell office:value-type="float" office:value="0.21738076210022" calcext:value-type="float">
            <text:p>0,21738076210022</text:p>
          </table:table-cell>
          <table:table-cell table:formula="of:=VLOOKUP([.A13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9171478271" calcext:value-type="float">
            <text:p>0,33917147827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3326969146729" calcext:value-type="float">
            <text:p>1,73326969146729</text:p>
          </table:table-cell>
          <table:table-cell office:value-type="float" office:value="228.957664728165" calcext:value-type="float">
            <text:p>228,957664728165</text:p>
          </table:table-cell>
          <table:table-cell office:value-type="float" office:value="1.87618899345398" calcext:value-type="float">
            <text:p>1,87618899345398</text:p>
          </table:table-cell>
          <table:table-cell office:value-type="float" office:value="0.439044237136841" calcext:value-type="float">
            <text:p>0,439044237136841</text:p>
          </table:table-cell>
          <table:table-cell table:formula="of:=VLOOKUP([.A14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14944824576" calcext:value-type="float">
            <text:p>0,000214944824576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9069113731384" calcext:value-type="float">
            <text:p>1,79069113731384</text:p>
          </table:table-cell>
          <table:table-cell office:value-type="float" office:value="412.719746112824" calcext:value-type="float">
            <text:p>412,719746112824</text:p>
          </table:table-cell>
          <table:table-cell office:value-type="float" office:value="1.87106466293335" calcext:value-type="float">
            <text:p>1,87106466293335</text:p>
          </table:table-cell>
          <table:table-cell office:value-type="float" office:value="0.437392473220825" calcext:value-type="float">
            <text:p>0,437392473220825</text:p>
          </table:table-cell>
          <table:table-cell table:formula="of:=VLOOKUP([.A15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38801494241" calcext:value-type="float">
            <text:p>0,00023880149424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2983264923096" calcext:value-type="float">
            <text:p>1,72983264923096</text:p>
          </table:table-cell>
          <table:table-cell office:value-type="float" office:value="416.88397693634" calcext:value-type="float">
            <text:p>416,88397693634</text:p>
          </table:table-cell>
          <table:table-cell office:value-type="float" office:value="1.86988711357117" calcext:value-type="float">
            <text:p>1,86988711357117</text:p>
          </table:table-cell>
          <table:table-cell office:value-type="float" office:value="0.435297250747681" calcext:value-type="float">
            <text:p>0,435297250747681</text:p>
          </table:table-cell>
          <table:table-cell table:formula="of:=VLOOKUP([.A16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5615990048" calcext:value-type="float">
            <text:p>0,435615990048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53834915161133" calcext:value-type="float">
            <text:p>7,53834915161133</text:p>
          </table:table-cell>
          <table:table-cell office:value-type="float" office:value="959.479367494583" calcext:value-type="float">
            <text:p>959,479367494583</text:p>
          </table:table-cell>
          <table:table-cell office:value-type="float" office:value="7.7520272731781" calcext:value-type="float">
            <text:p>7,7520272731781</text:p>
          </table:table-cell>
          <table:table-cell office:value-type="float" office:value="2.35209059715271" calcext:value-type="float">
            <text:p>2,35209059715271</text:p>
          </table:table-cell>
          <table:table-cell table:formula="of:=VLOOKUP([.A17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70270502" calcext:value-type="float">
            <text:p>0,1070270502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42453289031982" calcext:value-type="float">
            <text:p>7,42453289031982</text:p>
          </table:table-cell>
          <table:table-cell office:value-type="float" office:value="1866.38554406166" calcext:value-type="float">
            <text:p>1866,38554406166</text:p>
          </table:table-cell>
          <table:table-cell office:value-type="float" office:value="7.73938822746277" calcext:value-type="float">
            <text:p>7,73938822746277</text:p>
          </table:table-cell>
          <table:table-cell office:value-type="float" office:value="2.36192321777344" calcext:value-type="float">
            <text:p>2,36192321777344</text:p>
          </table:table-cell>
          <table:table-cell table:formula="of:=VLOOKUP([.A18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13169189862" calcext:value-type="float">
            <text:p>0,00031316918986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33804249763489" calcext:value-type="float">
            <text:p>7,33804249763489</text:p>
          </table:table-cell>
          <table:table-cell office:value-type="float" office:value="3012.80328845978" calcext:value-type="float">
            <text:p>3012,80328845978</text:p>
          </table:table-cell>
          <table:table-cell office:value-type="float" office:value="7.72808575630188" calcext:value-type="float">
            <text:p>7,72808575630188</text:p>
          </table:table-cell>
          <table:table-cell office:value-type="float" office:value="2.35846400260925" calcext:value-type="float">
            <text:p>2,35846400260925</text:p>
          </table:table-cell>
          <table:table-cell table:formula="of:=VLOOKUP([.A19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2939575195" calcext:value-type="float">
            <text:p>0,272939575195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09109592437744" calcext:value-type="float">
            <text:p>0,909109592437744</text:p>
          </table:table-cell>
          <table:table-cell office:value-type="float" office:value="321.527015924454" calcext:value-type="float">
            <text:p>321,527015924454</text:p>
          </table:table-cell>
          <table:table-cell office:value-type="float" office:value="1.68503999710083" calcext:value-type="float">
            <text:p>1,68503999710083</text:p>
          </table:table-cell>
          <table:table-cell office:value-type="float" office:value="0.415697574615479" calcext:value-type="float">
            <text:p>0,415697574615479</text:p>
          </table:table-cell>
          <table:table-cell table:formula="of:=VLOOKUP([.A20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94110125303" calcext:value-type="float">
            <text:p>0,000194110125303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8252854347229" calcext:value-type="float">
            <text:p>0,88252854347229</text:p>
          </table:table-cell>
          <table:table-cell office:value-type="float" office:value="609.926071166992" calcext:value-type="float">
            <text:p>609,926071166992</text:p>
          </table:table-cell>
          <table:table-cell office:value-type="float" office:value="1.68129372596741" calcext:value-type="float">
            <text:p>1,68129372596741</text:p>
          </table:table-cell>
          <table:table-cell office:value-type="float" office:value="0.415891647338867" calcext:value-type="float">
            <text:p>0,415891647338867</text:p>
          </table:table-cell>
          <table:table-cell table:formula="of:=VLOOKUP([.A21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98669433594" calcext:value-type="float">
            <text:p>0,000198669433594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71531009674072" calcext:value-type="float">
            <text:p>0,871531009674072</text:p>
          </table:table-cell>
          <table:table-cell office:value-type="float" office:value="554.200485706329" calcext:value-type="float">
            <text:p>554,200485706329</text:p>
          </table:table-cell>
          <table:table-cell office:value-type="float" office:value="1.71090292930603" calcext:value-type="float">
            <text:p>1,71090292930603</text:p>
          </table:table-cell>
          <table:table-cell office:value-type="float" office:value="0.421947956085205" calcext:value-type="float">
            <text:p>0,421947956085205</text:p>
          </table:table-cell>
          <table:table-cell table:formula="of:=VLOOKUP([.A22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6466796875" calcext:value-type="float">
            <text:p>0,446466796875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1121573448181" calcext:value-type="float">
            <text:p>1,71121573448181</text:p>
          </table:table-cell>
          <table:table-cell office:value-type="float" office:value="481.823083877563" calcext:value-type="float">
            <text:p>481,823083877563</text:p>
          </table:table-cell>
          <table:table-cell office:value-type="float" office:value="3.56962633132935" calcext:value-type="float">
            <text:p>3,56962633132935</text:p>
          </table:table-cell>
          <table:table-cell office:value-type="float" office:value="0.825348854064941" calcext:value-type="float">
            <text:p>0,825348854064941</text:p>
          </table:table-cell>
          <table:table-cell table:formula="of:=VLOOKUP([.A23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26742744446" calcext:value-type="float">
            <text:p>0,00326742744446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1889042854309" calcext:value-type="float">
            <text:p>1,71889042854309</text:p>
          </table:table-cell>
          <table:table-cell office:value-type="float" office:value="971.763191223145" calcext:value-type="float">
            <text:p>971,763191223145</text:p>
          </table:table-cell>
          <table:table-cell office:value-type="float" office:value="3.57179570198059" calcext:value-type="float">
            <text:p>3,57179570198059</text:p>
          </table:table-cell>
          <table:table-cell office:value-type="float" office:value="0.828686475753784" calcext:value-type="float">
            <text:p>0,828686475753784</text:p>
          </table:table-cell>
          <table:table-cell table:formula="of:=VLOOKUP([.A24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28421881795" calcext:value-type="float">
            <text:p>0,0002284218817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8724026679993" calcext:value-type="float">
            <text:p>1,78724026679993</text:p>
          </table:table-cell>
          <table:table-cell office:value-type="float" office:value="1039.56713104248" calcext:value-type="float">
            <text:p>1039,56713104248</text:p>
          </table:table-cell>
          <table:table-cell office:value-type="float" office:value="3.57940888404846" calcext:value-type="float">
            <text:p>3,57940888404846</text:p>
          </table:table-cell>
          <table:table-cell office:value-type="float" office:value="0.827211141586304" calcext:value-type="float">
            <text:p>0,827211141586304</text:p>
          </table:table-cell>
          <table:table-cell table:formula="of:=VLOOKUP([.A25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7566731771" calcext:value-type="float">
            <text:p>0,477566731771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81744813919067" calcext:value-type="float">
            <text:p>7,81744813919067</text:p>
          </table:table-cell>
          <table:table-cell office:value-type="float" office:value="2096.82220482826" calcext:value-type="float">
            <text:p>2096,82220482826</text:p>
          </table:table-cell>
          <table:table-cell office:value-type="float" office:value="14.8690481185913" calcext:value-type="float">
            <text:p>14,8690481185913</text:p>
          </table:table-cell>
          <table:table-cell office:value-type="float" office:value="4.44020438194275" calcext:value-type="float">
            <text:p>4,44020438194275</text:p>
          </table:table-cell>
          <table:table-cell table:formula="of:=VLOOKUP([.A26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8013116746" calcext:value-type="float">
            <text:p>0,168013116746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29786705970764" calcext:value-type="float">
            <text:p>7,29786705970764</text:p>
          </table:table-cell>
          <table:table-cell office:value-type="float" office:value="3944.49405574799" calcext:value-type="float">
            <text:p>3944,49405574799</text:p>
          </table:table-cell>
          <table:table-cell office:value-type="float" office:value="15.1998143196106" calcext:value-type="float">
            <text:p>15,1998143196106</text:p>
          </table:table-cell>
          <table:table-cell office:value-type="float" office:value="4.50144958496094" calcext:value-type="float">
            <text:p>4,50144958496094</text:p>
          </table:table-cell>
          <table:table-cell table:formula="of:=VLOOKUP([.A27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96371976535" calcext:value-type="float">
            <text:p>0,00029637197653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43651294708252" calcext:value-type="float">
            <text:p>7,43651294708252</text:p>
          </table:table-cell>
          <table:table-cell office:value-type="float" office:value="7105.87645888329" calcext:value-type="float">
            <text:p>7105,87645888329</text:p>
          </table:table-cell>
          <table:table-cell office:value-type="float" office:value="14.8771781921387" calcext:value-type="float">
            <text:p>14,8771781921387</text:p>
          </table:table-cell>
          <table:table-cell office:value-type="float" office:value="4.42442178726196" calcext:value-type="float">
            <text:p>4,42442178726196</text:p>
          </table:table-cell>
          <table:table-cell table:formula="of:=VLOOKUP([.A28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5065795898" calcext:value-type="float">
            <text:p>0,365065795898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56501579284668" calcext:value-type="float">
            <text:p>0,856501579284668</text:p>
          </table:table-cell>
          <table:table-cell office:value-type="float" office:value="364.22038269043" calcext:value-type="float">
            <text:p>364,22038269043</text:p>
          </table:table-cell>
          <table:table-cell office:value-type="float" office:value="2.12857103347778" calcext:value-type="float">
            <text:p>2,12857103347778</text:p>
          </table:table-cell>
          <table:table-cell office:value-type="float" office:value="0.523086071014404" calcext:value-type="float">
            <text:p>0,523086071014404</text:p>
          </table:table-cell>
          <table:table-cell table:formula="of:=VLOOKUP([.A29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81162253022" calcext:value-type="float">
            <text:p>0,00018116225302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845055103302" calcext:value-type="float">
            <text:p>0,8845055103302</text:p>
          </table:table-cell>
          <table:table-cell office:value-type="float" office:value="634.658870697021" calcext:value-type="float">
            <text:p>634,658870697021</text:p>
          </table:table-cell>
          <table:table-cell office:value-type="float" office:value="2.0732159614563" calcext:value-type="float">
            <text:p>2,0732159614563</text:p>
          </table:table-cell>
          <table:table-cell office:value-type="float" office:value="0.513845682144165" calcext:value-type="float">
            <text:p>0,513845682144165</text:p>
          </table:table-cell>
          <table:table-cell table:formula="of:=VLOOKUP([.A30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1583840251" calcext:value-type="float">
            <text:p>0,00021583840251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71741771697998" calcext:value-type="float">
            <text:p>0,871741771697998</text:p>
          </table:table-cell>
          <table:table-cell office:value-type="float" office:value="684.956973552704" calcext:value-type="float">
            <text:p>684,956973552704</text:p>
          </table:table-cell>
          <table:table-cell office:value-type="float" office:value="2.06796383857727" calcext:value-type="float">
            <text:p>2,06796383857727</text:p>
          </table:table-cell>
          <table:table-cell office:value-type="float" office:value="0.510653257369995" calcext:value-type="float">
            <text:p>0,510653257369995</text:p>
          </table:table-cell>
          <table:table-cell table:formula="of:=VLOOKUP([.A31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3881530762" calcext:value-type="float">
            <text:p>0,473881530762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9074311256409" calcext:value-type="float">
            <text:p>1,79074311256409</text:p>
          </table:table-cell>
          <table:table-cell office:value-type="float" office:value="563.525426864624" calcext:value-type="float">
            <text:p>563,525426864624</text:p>
          </table:table-cell>
          <table:table-cell office:value-type="float" office:value="4.41576886177063" calcext:value-type="float">
            <text:p>4,41576886177063</text:p>
          </table:table-cell>
          <table:table-cell office:value-type="float" office:value="1.02487063407898" calcext:value-type="float">
            <text:p>1,02487063407898</text:p>
          </table:table-cell>
          <table:table-cell table:formula="of:=VLOOKUP([.A32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27658996582" calcext:value-type="float">
            <text:p>0,032765899658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81241297721863" calcext:value-type="float">
            <text:p>1,81241297721863</text:p>
          </table:table-cell>
          <table:table-cell office:value-type="float" office:value="1106.74650454521" calcext:value-type="float">
            <text:p>1106,74650454521</text:p>
          </table:table-cell>
          <table:table-cell office:value-type="float" office:value="4.4120614528656" calcext:value-type="float">
            <text:p>4,4120614528656</text:p>
          </table:table-cell>
          <table:table-cell office:value-type="float" office:value="1.01481246948242" calcext:value-type="float">
            <text:p>1,01481246948242</text:p>
          </table:table-cell>
          <table:table-cell table:formula="of:=VLOOKUP([.A33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24591255188" calcext:value-type="float">
            <text:p>0,000224591255188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2.12142825126648" calcext:value-type="float">
            <text:p>2,12142825126648</text:p>
          </table:table-cell>
          <table:table-cell office:value-type="float" office:value="1328.34281992912" calcext:value-type="float">
            <text:p>1328,34281992912</text:p>
          </table:table-cell>
          <table:table-cell office:value-type="float" office:value="4.42251944541931" calcext:value-type="float">
            <text:p>4,42251944541931</text:p>
          </table:table-cell>
          <table:table-cell office:value-type="float" office:value="1.02250552177429" calcext:value-type="float">
            <text:p>1,02250552177429</text:p>
          </table:table-cell>
          <table:table-cell table:formula="of:=VLOOKUP([.A34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161429269" calcext:value-type="float">
            <text:p>0,5516142926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69887542724609" calcext:value-type="float">
            <text:p>7,69887542724609</text:p>
          </table:table-cell>
          <table:table-cell office:value-type="float" office:value="2388.34162354469" calcext:value-type="float">
            <text:p>2388,34162354469</text:p>
          </table:table-cell>
          <table:table-cell office:value-type="float" office:value="18.4388720989227" calcext:value-type="float">
            <text:p>18,4388720989227</text:p>
          </table:table-cell>
          <table:table-cell office:value-type="float" office:value="5.46594834327698" calcext:value-type="float">
            <text:p>5,46594834327698</text:p>
          </table:table-cell>
          <table:table-cell table:formula="of:=VLOOKUP([.A35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610935756" calcext:value-type="float">
            <text:p>0,18661093575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44874000549316" calcext:value-type="float">
            <text:p>7,44874000549316</text:p>
          </table:table-cell>
          <table:table-cell office:value-type="float" office:value="4606.61368465424" calcext:value-type="float">
            <text:p>4606,61368465424</text:p>
          </table:table-cell>
          <table:table-cell office:value-type="float" office:value="19.0567030906677" calcext:value-type="float">
            <text:p>19,0567030906677</text:p>
          </table:table-cell>
          <table:table-cell office:value-type="float" office:value="5.55062866210938" calcext:value-type="float">
            <text:p>5,55062866210938</text:p>
          </table:table-cell>
          <table:table-cell table:formula="of:=VLOOKUP([.A36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713863940466" calcext:value-type="float">
            <text:p>0,00071386394046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75582242012024" calcext:value-type="float">
            <text:p>7,75582242012024</text:p>
          </table:table-cell>
          <table:table-cell office:value-type="float" office:value="9211.17363786697" calcext:value-type="float">
            <text:p>9211,17363786697</text:p>
          </table:table-cell>
          <table:table-cell office:value-type="float" office:value="18.7071964740753" calcext:value-type="float">
            <text:p>18,7071964740753</text:p>
          </table:table-cell>
          <table:table-cell office:value-type="float" office:value="5.52860188484192" calcext:value-type="float">
            <text:p>5,52860188484192</text:p>
          </table:table-cell>
          <table:table-cell table:formula="of:=VLOOKUP([.A37];[platforms.A$1:.B$6];2;0)" office:value-type="string" office:string-value="i7-3770 HD GPU ocl" calcext:value-type="string">
            <text:p>i7-3770 HD GPU oc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82208633423" calcext:value-type="float">
            <text:p>0,0068220863342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74773979187012" calcext:value-type="float">
            <text:p>0,874773979187012</text:p>
          </table:table-cell>
          <table:table-cell office:value-type="float" office:value="396.083244085312" calcext:value-type="float">
            <text:p>396,083244085312</text:p>
          </table:table-cell>
          <table:table-cell office:value-type="float" office:value="3.28636860847473" calcext:value-type="float">
            <text:p>3,28636860847473</text:p>
          </table:table-cell>
          <table:table-cell office:value-type="float" office:value="0.838223218917847" calcext:value-type="float">
            <text:p>0,838223218917847</text:p>
          </table:table-cell>
          <table:table-cell table:formula="of:=VLOOKUP([.A38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21103280783" calcext:value-type="float">
            <text:p>0,0002211032807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61437797546387" calcext:value-type="float">
            <text:p>0,861437797546387</text:p>
          </table:table-cell>
          <table:table-cell office:value-type="float" office:value="566.571160078049" calcext:value-type="float">
            <text:p>566,571160078049</text:p>
          </table:table-cell>
          <table:table-cell office:value-type="float" office:value="3.39577078819275" calcext:value-type="float">
            <text:p>3,39577078819275</text:p>
          </table:table-cell>
          <table:table-cell office:value-type="float" office:value="0.872498512268066" calcext:value-type="float">
            <text:p>0,872498512268066</text:p>
          </table:table-cell>
          <table:table-cell table:formula="of:=VLOOKUP([.A39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38259375095" calcext:value-type="float">
            <text:p>0,00023825937509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60860347747803" calcext:value-type="float">
            <text:p>0,860860347747803</text:p>
          </table:table-cell>
          <table:table-cell office:value-type="float" office:value="524.405150651932" calcext:value-type="float">
            <text:p>524,405150651932</text:p>
          </table:table-cell>
          <table:table-cell office:value-type="float" office:value="3.53285360336304" calcext:value-type="float">
            <text:p>3,53285360336304</text:p>
          </table:table-cell>
          <table:table-cell office:value-type="float" office:value="0.903338432312012" calcext:value-type="float">
            <text:p>0,903338432312012</text:p>
          </table:table-cell>
          <table:table-cell table:formula="of:=VLOOKUP([.A40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60633163452" calcext:value-type="float">
            <text:p>0,076063316345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3309540748596" calcext:value-type="float">
            <text:p>1,73309540748596</text:p>
          </table:table-cell>
          <table:table-cell office:value-type="float" office:value="842.001340150833" calcext:value-type="float">
            <text:p>842,001340150833</text:p>
          </table:table-cell>
          <table:table-cell office:value-type="float" office:value="7.05840301513672" calcext:value-type="float">
            <text:p>7,05840301513672</text:p>
          </table:table-cell>
          <table:table-cell office:value-type="float" office:value="1.78632640838623" calcext:value-type="float">
            <text:p>1,78632640838623</text:p>
          </table:table-cell>
          <table:table-cell table:formula="of:=VLOOKUP([.A41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72986143827" calcext:value-type="float">
            <text:p>0,0002729861438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2414374351501" calcext:value-type="float">
            <text:p>1,72414374351501</text:p>
          </table:table-cell>
          <table:table-cell office:value-type="float" office:value="1454.90105080605" calcext:value-type="float">
            <text:p>1454,90105080605</text:p>
          </table:table-cell>
          <table:table-cell office:value-type="float" office:value="6.6610221862793" calcext:value-type="float">
            <text:p>6,6610221862793</text:p>
          </table:table-cell>
          <table:table-cell office:value-type="float" office:value="1.6786789894104" calcext:value-type="float">
            <text:p>1,6786789894104</text:p>
          </table:table-cell>
          <table:table-cell table:formula="of:=VLOOKUP([.A42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29239791632" calcext:value-type="float">
            <text:p>0,0002292397916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1655488014221" calcext:value-type="float">
            <text:p>1,71655488014221</text:p>
          </table:table-cell>
          <table:table-cell office:value-type="float" office:value="1366.69106245041" calcext:value-type="float">
            <text:p>1366,69106245041</text:p>
          </table:table-cell>
          <table:table-cell office:value-type="float" office:value="6.76555371284485" calcext:value-type="float">
            <text:p>6,76555371284485</text:p>
          </table:table-cell>
          <table:table-cell office:value-type="float" office:value="1.69059467315674" calcext:value-type="float">
            <text:p>1,69059467315674</text:p>
          </table:table-cell>
          <table:table-cell table:formula="of:=VLOOKUP([.A43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9327479771" calcext:value-type="float">
            <text:p>0,19932747977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40010285377502" calcext:value-type="float">
            <text:p>7,40010285377502</text:p>
          </table:table-cell>
          <table:table-cell office:value-type="float" office:value="3383.99637413025" calcext:value-type="float">
            <text:p>3383,99637413025</text:p>
          </table:table-cell>
          <table:table-cell office:value-type="float" office:value="28.0301547050476" calcext:value-type="float">
            <text:p>28,0301547050476</text:p>
          </table:table-cell>
          <table:table-cell office:value-type="float" office:value="6.99160814285278" calcext:value-type="float">
            <text:p>6,99160814285278</text:p>
          </table:table-cell>
          <table:table-cell table:formula="of:=VLOOKUP([.A44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32420603434" calcext:value-type="float">
            <text:p>0,02324206034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59724569320679" calcext:value-type="float">
            <text:p>7,59724569320679</text:p>
          </table:table-cell>
          <table:table-cell office:value-type="float" office:value="6568.35690999031" calcext:value-type="float">
            <text:p>6568,35690999031</text:p>
          </table:table-cell>
          <table:table-cell office:value-type="float" office:value="28.9352848529816" calcext:value-type="float">
            <text:p>28,9352848529816</text:p>
          </table:table-cell>
          <table:table-cell office:value-type="float" office:value="7.30272579193115" calcext:value-type="float">
            <text:p>7,30272579193115</text:p>
          </table:table-cell>
          <table:table-cell table:formula="of:=VLOOKUP([.A45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3864865076" calcext:value-type="float">
            <text:p>0,0005386486507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29392433166504" calcext:value-type="float">
            <text:p>7,29392433166504</text:p>
          </table:table-cell>
          <table:table-cell office:value-type="float" office:value="11206.7740571499" calcext:value-type="float">
            <text:p>11206,7740571499</text:p>
          </table:table-cell>
          <table:table-cell office:value-type="float" office:value="28.0609066486359" calcext:value-type="float">
            <text:p>28,0609066486359</text:p>
          </table:table-cell>
          <table:table-cell office:value-type="float" office:value="7.02701020240784" calcext:value-type="float">
            <text:p>7,02701020240784</text:p>
          </table:table-cell>
          <table:table-cell table:formula="of:=VLOOKUP([.A46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9092376709" calcext:value-type="float">
            <text:p>0,169092376709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69421243667602" calcext:value-type="float">
            <text:p>0,869421243667602</text:p>
          </table:table-cell>
          <table:table-cell office:value-type="float" office:value="1467.66238355637" calcext:value-type="float">
            <text:p>1467,66238355637</text:p>
          </table:table-cell>
          <table:table-cell office:value-type="float" office:value="12.3430781364441" calcext:value-type="float">
            <text:p>12,3430781364441</text:p>
          </table:table-cell>
          <table:table-cell office:value-type="float" office:value="3.10834527015686" calcext:value-type="float">
            <text:p>3,10834527015686</text:p>
          </table:table-cell>
          <table:table-cell table:formula="of:=VLOOKUP([.A47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07574576139" calcext:value-type="float">
            <text:p>0,000207574576139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05673599243164" calcext:value-type="float">
            <text:p>1,05673599243164</text:p>
          </table:table-cell>
          <table:table-cell office:value-type="float" office:value="2153.09522438049" calcext:value-type="float">
            <text:p>2153,09522438049</text:p>
          </table:table-cell>
          <table:table-cell office:value-type="float" office:value="13.0515236854553" calcext:value-type="float">
            <text:p>13,0515236854553</text:p>
          </table:table-cell>
          <table:table-cell office:value-type="float" office:value="3.2515857219696" calcext:value-type="float">
            <text:p>3,2515857219696</text:p>
          </table:table-cell>
          <table:table-cell table:formula="of:=VLOOKUP([.A48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82746455073" calcext:value-type="float">
            <text:p>0,000182746455073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60023260116577" calcext:value-type="float">
            <text:p>0,860023260116577</text:p>
          </table:table-cell>
          <table:table-cell office:value-type="float" office:value="2207.95619750023" calcext:value-type="float">
            <text:p>2207,95619750023</text:p>
          </table:table-cell>
          <table:table-cell office:value-type="float" office:value="12.3963849544525" calcext:value-type="float">
            <text:p>12,3963849544525</text:p>
          </table:table-cell>
          <table:table-cell office:value-type="float" office:value="3.10266518592834" calcext:value-type="float">
            <text:p>3,10266518592834</text:p>
          </table:table-cell>
          <table:table-cell table:formula="of:=VLOOKUP([.A49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6903045654" calcext:value-type="float">
            <text:p>0,30690304565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2205877304077" calcext:value-type="float">
            <text:p>1,72205877304077</text:p>
          </table:table-cell>
          <table:table-cell office:value-type="float" office:value="2817.12539100647" calcext:value-type="float">
            <text:p>2817,12539100647</text:p>
          </table:table-cell>
          <table:table-cell office:value-type="float" office:value="24.1221055984497" calcext:value-type="float">
            <text:p>24,1221055984497</text:p>
          </table:table-cell>
          <table:table-cell office:value-type="float" office:value="6.00618314743042" calcext:value-type="float">
            <text:p>6,00618314743042</text:p>
          </table:table-cell>
          <table:table-cell table:formula="of:=VLOOKUP([.A50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85895496607" calcext:value-type="float">
            <text:p>0,000285895496607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6892685890198" calcext:value-type="float">
            <text:p>1,76892685890198</text:p>
          </table:table-cell>
          <table:table-cell office:value-type="float" office:value="5701.752150774" calcext:value-type="float">
            <text:p>5701,752150774</text:p>
          </table:table-cell>
          <table:table-cell office:value-type="float" office:value="25.3397307395935" calcext:value-type="float">
            <text:p>25,3397307395935</text:p>
          </table:table-cell>
          <table:table-cell office:value-type="float" office:value="6.32435202598572" calcext:value-type="float">
            <text:p>6,32435202598572</text:p>
          </table:table-cell>
          <table:table-cell table:formula="of:=VLOOKUP([.A51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46938422322" calcext:value-type="float">
            <text:p>0,00024693842232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9606413841248" calcext:value-type="float">
            <text:p>1,79606413841248</text:p>
          </table:table-cell>
          <table:table-cell office:value-type="float" office:value="5836.46386647224" calcext:value-type="float">
            <text:p>5836,46386647224</text:p>
          </table:table-cell>
          <table:table-cell office:value-type="float" office:value="24.573949098587" calcext:value-type="float">
            <text:p>24,573949098587</text:p>
          </table:table-cell>
          <table:table-cell office:value-type="float" office:value="6.17799305915833" calcext:value-type="float">
            <text:p>6,17799305915833</text:p>
          </table:table-cell>
          <table:table-cell table:formula="of:=VLOOKUP([.A52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5301746187" calcext:value-type="float">
            <text:p>0,415301746187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33315205574036" calcext:value-type="float">
            <text:p>7,33315205574036</text:p>
          </table:table-cell>
          <table:table-cell office:value-type="float" office:value="12022.0453605652" calcext:value-type="float">
            <text:p>12022,0453605652</text:p>
          </table:table-cell>
          <table:table-cell office:value-type="float" office:value="101.630756855011" calcext:value-type="float">
            <text:p>101,630756855011</text:p>
          </table:table-cell>
          <table:table-cell office:value-type="float" office:value="25.4959299564362" calcext:value-type="float">
            <text:p>25,4959299564362</text:p>
          </table:table-cell>
          <table:table-cell table:formula="of:=VLOOKUP([.A53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52651832217" calcext:value-type="float">
            <text:p>0,0852651832217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37401175498962" calcext:value-type="float">
            <text:p>7,37401175498962</text:p>
          </table:table-cell>
          <table:table-cell office:value-type="float" office:value="23918.9207181931" calcext:value-type="float">
            <text:p>23918,9207181931</text:p>
          </table:table-cell>
          <table:table-cell office:value-type="float" office:value="105.921453714371" calcext:value-type="float">
            <text:p>105,921453714371</text:p>
          </table:table-cell>
          <table:table-cell office:value-type="float" office:value="26.4079103469849" calcext:value-type="float">
            <text:p>26,4079103469849</text:p>
          </table:table-cell>
          <table:table-cell table:formula="of:=VLOOKUP([.A54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69281097821" calcext:value-type="float">
            <text:p>0,00026928109782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28459525108337" calcext:value-type="float">
            <text:p>7,28459525108337</text:p>
          </table:table-cell>
          <table:table-cell office:value-type="float" office:value="40297.5421385765" calcext:value-type="float">
            <text:p>40297,5421385765</text:p>
          </table:table-cell>
          <table:table-cell office:value-type="float" office:value="105.327508926392" calcext:value-type="float">
            <text:p>105,327508926392</text:p>
          </table:table-cell>
          <table:table-cell office:value-type="float" office:value="26.3966565132141" calcext:value-type="float">
            <text:p>26,3966565132141</text:p>
          </table:table-cell>
          <table:table-cell table:formula="of:=VLOOKUP([.A55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621005249" calcext:value-type="float">
            <text:p>0,30621005249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78152847290039" calcext:value-type="float">
            <text:p>0,878152847290039</text:p>
          </table:table-cell>
          <table:table-cell office:value-type="float" office:value="3121.36944389343" calcext:value-type="float">
            <text:p>3121,36944389343</text:p>
          </table:table-cell>
          <table:table-cell office:value-type="float" office:value="24.987021446228" calcext:value-type="float">
            <text:p>24,987021446228</text:p>
          </table:table-cell>
          <table:table-cell office:value-type="float" office:value="6.28725862503052" calcext:value-type="float">
            <text:p>6,28725862503052</text:p>
          </table:table-cell>
          <table:table-cell table:formula="of:=VLOOKUP([.A56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6400949657" calcext:value-type="float">
            <text:p>0,00016400949657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55234622955322" calcext:value-type="float">
            <text:p>0,855234622955322</text:p>
          </table:table-cell>
          <table:table-cell office:value-type="float" office:value="5101.50343084335" calcext:value-type="float">
            <text:p>5101,50343084335</text:p>
          </table:table-cell>
          <table:table-cell office:value-type="float" office:value="23.2051055431366" calcext:value-type="float">
            <text:p>23,2051055431366</text:p>
          </table:table-cell>
          <table:table-cell office:value-type="float" office:value="5.82192206382751" calcext:value-type="float">
            <text:p>5,82192206382751</text:p>
          </table:table-cell>
          <table:table-cell table:formula="of:=VLOOKUP([.A57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25740328431" calcext:value-type="float">
            <text:p>0,000225740328431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68498086929321" calcext:value-type="float">
            <text:p>0,868498086929321</text:p>
          </table:table-cell>
          <table:table-cell office:value-type="float" office:value="5452.32489919662" calcext:value-type="float">
            <text:p>5452,32489919662</text:p>
          </table:table-cell>
          <table:table-cell office:value-type="float" office:value="23.9513669013977" calcext:value-type="float">
            <text:p>23,9513669013977</text:p>
          </table:table-cell>
          <table:table-cell office:value-type="float" office:value="6.02169179916382" calcext:value-type="float">
            <text:p>6,02169179916382</text:p>
          </table:table-cell>
          <table:table-cell table:formula="of:=VLOOKUP([.A58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8519744873" calcext:value-type="float">
            <text:p>0,388519744873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1336627006531" calcext:value-type="float">
            <text:p>1,71336627006531</text:p>
          </table:table-cell>
          <table:table-cell office:value-type="float" office:value="5840.69895386696" calcext:value-type="float">
            <text:p>5840,69895386696</text:p>
          </table:table-cell>
          <table:table-cell office:value-type="float" office:value="47.4805850982666" calcext:value-type="float">
            <text:p>47,4805850982666</text:p>
          </table:table-cell>
          <table:table-cell office:value-type="float" office:value="11.8674468994141" calcext:value-type="float">
            <text:p>11,8674468994141</text:p>
          </table:table-cell>
          <table:table-cell table:formula="of:=VLOOKUP([.A59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2218561172" calcext:value-type="float">
            <text:p>0,0152218561172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0027017593384" calcext:value-type="float">
            <text:p>1,70027017593384</text:p>
          </table:table-cell>
          <table:table-cell office:value-type="float" office:value="11336.8870015144" calcext:value-type="float">
            <text:p>11336,8870015144</text:p>
          </table:table-cell>
          <table:table-cell office:value-type="float" office:value="47.1147978305817" calcext:value-type="float">
            <text:p>47,1147978305817</text:p>
          </table:table-cell>
          <table:table-cell office:value-type="float" office:value="11.7594673633575" calcext:value-type="float">
            <text:p>11,7594673633575</text:p>
          </table:table-cell>
          <table:table-cell table:formula="of:=VLOOKUP([.A60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70588487387" calcext:value-type="float">
            <text:p>0,000270588487387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2.11418795585632" calcext:value-type="float">
            <text:p>2,11418795585632</text:p>
          </table:table-cell>
          <table:table-cell office:value-type="float" office:value="12527.4319980145" calcext:value-type="float">
            <text:p>12527,4319980145</text:p>
          </table:table-cell>
          <table:table-cell office:value-type="float" office:value="49.6741602420807" calcext:value-type="float">
            <text:p>49,6741602420807</text:p>
          </table:table-cell>
          <table:table-cell office:value-type="float" office:value="12.3650512695313" calcext:value-type="float">
            <text:p>12,3650512695313</text:p>
          </table:table-cell>
          <table:table-cell table:formula="of:=VLOOKUP([.A61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2391386486" calcext:value-type="float">
            <text:p>0,46239138648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52304625511169" calcext:value-type="float">
            <text:p>7,52304625511169</text:p>
          </table:table-cell>
          <table:table-cell office:value-type="float" office:value="24865.896048069" calcext:value-type="float">
            <text:p>24865,896048069</text:p>
          </table:table-cell>
          <table:table-cell office:value-type="float" office:value="200.37993812561" calcext:value-type="float">
            <text:p>200,37993812561</text:p>
          </table:table-cell>
          <table:table-cell office:value-type="float" office:value="50.2507591247559" calcext:value-type="float">
            <text:p>50,2507591247559</text:p>
          </table:table-cell>
          <table:table-cell table:formula="of:=VLOOKUP([.A62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0828944615" calcext:value-type="float">
            <text:p>0,160828944615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32185769081116" calcext:value-type="float">
            <text:p>7,32185769081116</text:p>
          </table:table-cell>
          <table:table-cell office:value-type="float" office:value="46560.2317478657" calcext:value-type="float">
            <text:p>46560,2317478657</text:p>
          </table:table-cell>
          <table:table-cell office:value-type="float" office:value="201.720539093018" calcext:value-type="float">
            <text:p>201,720539093018</text:p>
          </table:table-cell>
          <table:table-cell office:value-type="float" office:value="50.9550659656525" calcext:value-type="float">
            <text:p>50,9550659656525</text:p>
          </table:table-cell>
          <table:table-cell table:formula="of:=VLOOKUP([.A63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66515640985" calcext:value-type="float">
            <text:p>0,00026651564098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57576775550842" calcext:value-type="float">
            <text:p>7,57576775550842</text:p>
          </table:table-cell>
          <table:table-cell office:value-type="float" office:value="87748.57746768" calcext:value-type="float">
            <text:p>87748,57746768</text:p>
          </table:table-cell>
          <table:table-cell office:value-type="float" office:value="202.275844573975" calcext:value-type="float">
            <text:p>202,275844573975</text:p>
          </table:table-cell>
          <table:table-cell office:value-type="float" office:value="50.2885797023773" calcext:value-type="float">
            <text:p>50,2885797023773</text:p>
          </table:table-cell>
          <table:table-cell table:formula="of:=VLOOKUP([.A64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9767120361" calcext:value-type="float">
            <text:p>0,339767120361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82517337799072" calcext:value-type="float">
            <text:p>0,882517337799072</text:p>
          </table:table-cell>
          <table:table-cell office:value-type="float" office:value="3641.72408699989" calcext:value-type="float">
            <text:p>3641,72408699989</text:p>
          </table:table-cell>
          <table:table-cell office:value-type="float" office:value="30.6703839302063" calcext:value-type="float">
            <text:p>30,6703839302063</text:p>
          </table:table-cell>
          <table:table-cell office:value-type="float" office:value="7.68104958534241" calcext:value-type="float">
            <text:p>7,68104958534241</text:p>
          </table:table-cell>
          <table:table-cell table:formula="of:=VLOOKUP([.A65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59894800186" calcext:value-type="float">
            <text:p>0,0025989480018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95387649536133" calcext:value-type="float">
            <text:p>0,895387649536133</text:p>
          </table:table-cell>
          <table:table-cell office:value-type="float" office:value="7286.09275603294" calcext:value-type="float">
            <text:p>7286,09275603294</text:p>
          </table:table-cell>
          <table:table-cell office:value-type="float" office:value="30.7721474170685" calcext:value-type="float">
            <text:p>30,7721474170685</text:p>
          </table:table-cell>
          <table:table-cell office:value-type="float" office:value="7.7318127155304" calcext:value-type="float">
            <text:p>7,7318127155304</text:p>
          </table:table-cell>
          <table:table-cell table:formula="of:=VLOOKUP([.A66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74587398767" calcext:value-type="float">
            <text:p>0,000174587398767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5832691192627" calcext:value-type="float">
            <text:p>0,85832691192627</text:p>
          </table:table-cell>
          <table:table-cell office:value-type="float" office:value="6531.83546662331" calcext:value-type="float">
            <text:p>6531,83546662331</text:p>
          </table:table-cell>
          <table:table-cell office:value-type="float" office:value="30.1695358753204" calcext:value-type="float">
            <text:p>30,1695358753204</text:p>
          </table:table-cell>
          <table:table-cell office:value-type="float" office:value="7.54423785209656" calcext:value-type="float">
            <text:p>7,54423785209656</text:p>
          </table:table-cell>
          <table:table-cell table:formula="of:=VLOOKUP([.A67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2269775391" calcext:value-type="float">
            <text:p>0,502269775391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3701906204224" calcext:value-type="float">
            <text:p>1,73701906204224</text:p>
          </table:table-cell>
          <table:table-cell office:value-type="float" office:value="6930.95267224312" calcext:value-type="float">
            <text:p>6930,95267224312</text:p>
          </table:table-cell>
          <table:table-cell office:value-type="float" office:value="58.1617782115936" calcext:value-type="float">
            <text:p>58,1617782115936</text:p>
          </table:table-cell>
          <table:table-cell office:value-type="float" office:value="14.6105265617371" calcext:value-type="float">
            <text:p>14,6105265617371</text:p>
          </table:table-cell>
          <table:table-cell table:formula="of:=VLOOKUP([.A68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49685611725" calcext:value-type="float">
            <text:p>0,024968561172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2122597694397" calcext:value-type="float">
            <text:p>1,72122597694397</text:p>
          </table:table-cell>
          <table:table-cell office:value-type="float" office:value="13792.5251705647" calcext:value-type="float">
            <text:p>13792,5251705647</text:p>
          </table:table-cell>
          <table:table-cell office:value-type="float" office:value="59.80628490448" calcext:value-type="float">
            <text:p>59,80628490448</text:p>
          </table:table-cell>
          <table:table-cell office:value-type="float" office:value="15.0048429965973" calcext:value-type="float">
            <text:p>15,0048429965973</text:p>
          </table:table-cell>
          <table:table-cell table:formula="of:=VLOOKUP([.A69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53503382206" calcext:value-type="float">
            <text:p>0,00025350338220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1332669258118" calcext:value-type="float">
            <text:p>1,71332669258118</text:p>
          </table:table-cell>
          <table:table-cell office:value-type="float" office:value="16129.3856441975" calcext:value-type="float">
            <text:p>16129,3856441975</text:p>
          </table:table-cell>
          <table:table-cell office:value-type="float" office:value="59.4459722042084" calcext:value-type="float">
            <text:p>59,4459722042084</text:p>
          </table:table-cell>
          <table:table-cell office:value-type="float" office:value="14.8334007263184" calcext:value-type="float">
            <text:p>14,8334007263184</text:p>
          </table:table-cell>
          <table:table-cell table:formula="of:=VLOOKUP([.A70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3540329706" calcext:value-type="float">
            <text:p>0,52354032970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51545524597168" calcext:value-type="float">
            <text:p>7,51545524597168</text:p>
          </table:table-cell>
          <table:table-cell office:value-type="float" office:value="29437.8630881309" calcext:value-type="float">
            <text:p>29437,8630881309</text:p>
          </table:table-cell>
          <table:table-cell office:value-type="float" office:value="246.838864326477" calcext:value-type="float">
            <text:p>246,838864326477</text:p>
          </table:table-cell>
          <table:table-cell office:value-type="float" office:value="62.1877391338348" calcext:value-type="float">
            <text:p>62,1877391338348</text:p>
          </table:table-cell>
          <table:table-cell table:formula="of:=VLOOKUP([.A71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3900858561" calcext:value-type="float">
            <text:p>0,19390085856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38754916191101" calcext:value-type="float">
            <text:p>7,38754916191101</text:p>
          </table:table-cell>
          <table:table-cell office:value-type="float" office:value="55509.7769210339" calcext:value-type="float">
            <text:p>55509,7769210339</text:p>
          </table:table-cell>
          <table:table-cell office:value-type="float" office:value="245.078721046448" calcext:value-type="float">
            <text:p>245,078721046448</text:p>
          </table:table-cell>
          <table:table-cell office:value-type="float" office:value="61.5499615669251" calcext:value-type="float">
            <text:p>61,5499615669251</text:p>
          </table:table-cell>
          <table:table-cell table:formula="of:=VLOOKUP([.A72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94162323361" calcext:value-type="float">
            <text:p>0,00194162323361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7.29110717773438" calcext:value-type="float">
            <text:p>7,29110717773438</text:p>
          </table:table-cell>
          <table:table-cell office:value-type="float" office:value="109193.564871788" calcext:value-type="float">
            <text:p>109193,564871788</text:p>
          </table:table-cell>
          <table:table-cell office:value-type="float" office:value="245.41278219223" calcext:value-type="float">
            <text:p>245,41278219223</text:p>
          </table:table-cell>
          <table:table-cell office:value-type="float" office:value="61.060117483139" calcext:value-type="float">
            <text:p>61,060117483139</text:p>
          </table:table-cell>
          <table:table-cell table:formula="of:=VLOOKUP([.A73];[platforms.A$1:.B$6];2;0)" office:value-type="string" office:string-value="i7-3770" calcext:value-type="string">
            <text:p>i7-37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897024440765" calcext:value-type="float">
            <text:p>0,008970244407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6366744041443" calcext:value-type="float">
            <text:p>1,66366744041443</text:p>
          </table:table-cell>
          <table:table-cell office:value-type="float" office:value="27.3961517810822" calcext:value-type="float">
            <text:p>27,3961517810822</text:p>
          </table:table-cell>
          <table:table-cell office:value-type="float" office:value="0.464464902877808" calcext:value-type="float">
            <text:p>0,464464902877808</text:p>
          </table:table-cell>
          <table:table-cell office:value-type="float" office:value="0.0685040950775147" calcext:value-type="float">
            <text:p>0,068504095077515</text:p>
          </table:table-cell>
          <table:table-cell table:formula="of:=VLOOKUP([.A74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58173316717" calcext:value-type="float">
            <text:p>0,0002581733167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9109988212585" calcext:value-type="float">
            <text:p>1,69109988212585</text:p>
          </table:table-cell>
          <table:table-cell office:value-type="float" office:value="33.5227720737457" calcext:value-type="float">
            <text:p>33,5227720737457</text:p>
          </table:table-cell>
          <table:table-cell office:value-type="float" office:value="0.466987609863281" calcext:value-type="float">
            <text:p>0,466987609863281</text:p>
          </table:table-cell>
          <table:table-cell office:value-type="float" office:value="0.0712196826934815" calcext:value-type="float">
            <text:p>0,071219682693482</text:p>
          </table:table-cell>
          <table:table-cell table:formula="of:=VLOOKUP([.A75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19883079529" calcext:value-type="float">
            <text:p>0,061988307952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47638535499573" calcext:value-type="float">
            <text:p>3,47638535499573</text:p>
          </table:table-cell>
          <table:table-cell office:value-type="float" office:value="22.3273363113403" calcext:value-type="float">
            <text:p>22,3273363113403</text:p>
          </table:table-cell>
          <table:table-cell office:value-type="float" office:value="0.409721374511719" calcext:value-type="float">
            <text:p>0,409721374511719</text:p>
          </table:table-cell>
          <table:table-cell office:value-type="float" office:value="0.241272687911987" calcext:value-type="float">
            <text:p>0,241272687911987</text:p>
          </table:table-cell>
          <table:table-cell table:formula="of:=VLOOKUP([.A76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89793401957" calcext:value-type="float">
            <text:p>0,0002897934019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4336109161377" calcext:value-type="float">
            <text:p>3,4336109161377</text:p>
          </table:table-cell>
          <table:table-cell office:value-type="float" office:value="35.5891983509064" calcext:value-type="float">
            <text:p>35,5891983509064</text:p>
          </table:table-cell>
          <table:table-cell office:value-type="float" office:value="0.412411451339722" calcext:value-type="float">
            <text:p>0,412411451339722</text:p>
          </table:table-cell>
          <table:table-cell office:value-type="float" office:value="0.240672826766968" calcext:value-type="float">
            <text:p>0,240672826766968</text:p>
          </table:table-cell>
          <table:table-cell table:formula="of:=VLOOKUP([.A77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2373918806" calcext:value-type="float">
            <text:p>0,21237391880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5186851024628" calcext:value-type="float">
            <text:p>14,5186851024628</text:p>
          </table:table-cell>
          <table:table-cell office:value-type="float" office:value="93.5660784244537" calcext:value-type="float">
            <text:p>93,5660784244537</text:p>
          </table:table-cell>
          <table:table-cell office:value-type="float" office:value="1.57188987731934" calcext:value-type="float">
            <text:p>1,57188987731934</text:p>
          </table:table-cell>
          <table:table-cell office:value-type="float" office:value="0.444696187973022" calcext:value-type="float">
            <text:p>0,444696187973022</text:p>
          </table:table-cell>
          <table:table-cell table:formula="of:=VLOOKUP([.A78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0223361424" calcext:value-type="float">
            <text:p>0,0302233614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6395616531372" calcext:value-type="float">
            <text:p>14,6395616531372</text:p>
          </table:table-cell>
          <table:table-cell office:value-type="float" office:value="174.242019891739" calcext:value-type="float">
            <text:p>174,242019891739</text:p>
          </table:table-cell>
          <table:table-cell office:value-type="float" office:value="1.57503175735474" calcext:value-type="float">
            <text:p>1,57503175735474</text:p>
          </table:table-cell>
          <table:table-cell office:value-type="float" office:value="0.443983793258667" calcext:value-type="float">
            <text:p>0,443983793258667</text:p>
          </table:table-cell>
          <table:table-cell table:formula="of:=VLOOKUP([.A79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4247009277" calcext:value-type="float">
            <text:p>0,164247009277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8380260467529" calcext:value-type="float">
            <text:p>1,68380260467529</text:p>
          </table:table-cell>
          <table:table-cell office:value-type="float" office:value="37.8330941200256" calcext:value-type="float">
            <text:p>37,8330941200256</text:p>
          </table:table-cell>
          <table:table-cell office:value-type="float" office:value="0.392472267150879" calcext:value-type="float">
            <text:p>0,392472267150879</text:p>
          </table:table-cell>
          <table:table-cell office:value-type="float" office:value="0.158441305160522" calcext:value-type="float">
            <text:p>0,158441305160522</text:p>
          </table:table-cell>
          <table:table-cell table:formula="of:=VLOOKUP([.A80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36548468471" calcext:value-type="float">
            <text:p>0,00023654846847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72428321838379" calcext:value-type="float">
            <text:p>1,72428321838379</text:p>
          </table:table-cell>
          <table:table-cell office:value-type="float" office:value="54.242609500885" calcext:value-type="float">
            <text:p>54,242609500885</text:p>
          </table:table-cell>
          <table:table-cell office:value-type="float" office:value="0.392658233642578" calcext:value-type="float">
            <text:p>0,392658233642578</text:p>
          </table:table-cell>
          <table:table-cell office:value-type="float" office:value="0.159231185913086" calcext:value-type="float">
            <text:p>0,159231185913086</text:p>
          </table:table-cell>
          <table:table-cell table:formula="of:=VLOOKUP([.A81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3746124268" calcext:value-type="float">
            <text:p>0,363746124268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7262558937073" calcext:value-type="float">
            <text:p>3,37262558937073</text:p>
          </table:table-cell>
          <table:table-cell office:value-type="float" office:value="73.0817823410034" calcext:value-type="float">
            <text:p>73,0817823410034</text:p>
          </table:table-cell>
          <table:table-cell office:value-type="float" office:value="0.833017587661743" calcext:value-type="float">
            <text:p>0,833017587661743</text:p>
          </table:table-cell>
          <table:table-cell office:value-type="float" office:value="0.210971832275391" calcext:value-type="float">
            <text:p>0,210971832275391</text:p>
          </table:table-cell>
          <table:table-cell table:formula="of:=VLOOKUP([.A82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88166469336" calcext:value-type="float">
            <text:p>0,000188166469336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5787391662598" calcext:value-type="float">
            <text:p>3,35787391662598</text:p>
          </table:table-cell>
          <table:table-cell office:value-type="float" office:value="140.484883546829" calcext:value-type="float">
            <text:p>140,484883546829</text:p>
          </table:table-cell>
          <table:table-cell office:value-type="float" office:value="0.829374551773071" calcext:value-type="float">
            <text:p>0,829374551773071</text:p>
          </table:table-cell>
          <table:table-cell office:value-type="float" office:value="0.205064058303833" calcext:value-type="float">
            <text:p>0,205064058303833</text:p>
          </table:table-cell>
          <table:table-cell table:formula="of:=VLOOKUP([.A83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2727254232" calcext:value-type="float">
            <text:p>0,42272725423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5506994724274" calcext:value-type="float">
            <text:p>14,5506994724274</text:p>
          </table:table-cell>
          <table:table-cell office:value-type="float" office:value="291.51571559906" calcext:value-type="float">
            <text:p>291,51571559906</text:p>
          </table:table-cell>
          <table:table-cell office:value-type="float" office:value="3.27647852897644" calcext:value-type="float">
            <text:p>3,27647852897644</text:p>
          </table:table-cell>
          <table:table-cell office:value-type="float" office:value="0.832393646240234" calcext:value-type="float">
            <text:p>0,832393646240234</text:p>
          </table:table-cell>
          <table:table-cell table:formula="of:=VLOOKUP([.A84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02749125163" calcext:value-type="float">
            <text:p>0,090274912516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4085881710053" calcext:value-type="float">
            <text:p>14,4085881710053</text:p>
          </table:table-cell>
          <table:table-cell office:value-type="float" office:value="554.938891172409" calcext:value-type="float">
            <text:p>554,938891172409</text:p>
          </table:table-cell>
          <table:table-cell office:value-type="float" office:value="3.25798916816711" calcext:value-type="float">
            <text:p>3,25798916816711</text:p>
          </table:table-cell>
          <table:table-cell office:value-type="float" office:value="0.827296018600464" calcext:value-type="float">
            <text:p>0,827296018600464</text:p>
          </table:table-cell>
          <table:table-cell table:formula="of:=VLOOKUP([.A85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6464111328" calcext:value-type="float">
            <text:p>0,326464111328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6780304908752" calcext:value-type="float">
            <text:p>1,66780304908752</text:p>
          </table:table-cell>
          <table:table-cell office:value-type="float" office:value="76.3029687404633" calcext:value-type="float">
            <text:p>76,3029687404633</text:p>
          </table:table-cell>
          <table:table-cell office:value-type="float" office:value="0.656737804412842" calcext:value-type="float">
            <text:p>0,656737804412842</text:p>
          </table:table-cell>
          <table:table-cell office:value-type="float" office:value="0.169537782669067" calcext:value-type="float">
            <text:p>0,169537782669067</text:p>
          </table:table-cell>
          <table:table-cell table:formula="of:=VLOOKUP([.A86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55066862702" calcext:value-type="float">
            <text:p>0,000155066862702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71930313110352" calcext:value-type="float">
            <text:p>1,71930313110352</text:p>
          </table:table-cell>
          <table:table-cell office:value-type="float" office:value="125.358244419098" calcext:value-type="float">
            <text:p>125,358244419098</text:p>
          </table:table-cell>
          <table:table-cell office:value-type="float" office:value="0.6585693359375" calcext:value-type="float">
            <text:p>0,6585693359375</text:p>
          </table:table-cell>
          <table:table-cell office:value-type="float" office:value="0.173499345779419" calcext:value-type="float">
            <text:p>0,173499345779419</text:p>
          </table:table-cell>
          <table:table-cell table:formula="of:=VLOOKUP([.A87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3415679932" calcext:value-type="float">
            <text:p>0,383415679932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8024020195007" calcext:value-type="float">
            <text:p>3,38024020195007</text:p>
          </table:table-cell>
          <table:table-cell office:value-type="float" office:value="164.14171910286" calcext:value-type="float">
            <text:p>164,14171910286</text:p>
          </table:table-cell>
          <table:table-cell office:value-type="float" office:value="1.37581205368042" calcext:value-type="float">
            <text:p>1,37581205368042</text:p>
          </table:table-cell>
          <table:table-cell office:value-type="float" office:value="0.33280348777771" calcext:value-type="float">
            <text:p>0,33280348777771</text:p>
          </table:table-cell>
          <table:table-cell table:formula="of:=VLOOKUP([.A88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11887741089" calcext:value-type="float">
            <text:p>0,00911887741089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6777019500732" calcext:value-type="float">
            <text:p>3,36777019500732</text:p>
          </table:table-cell>
          <table:table-cell office:value-type="float" office:value="289.714843511581" calcext:value-type="float">
            <text:p>289,714843511581</text:p>
          </table:table-cell>
          <table:table-cell office:value-type="float" office:value="1.3703875541687" calcext:value-type="float">
            <text:p>1,3703875541687</text:p>
          </table:table-cell>
          <table:table-cell office:value-type="float" office:value="0.330165863037109" calcext:value-type="float">
            <text:p>0,330165863037109</text:p>
          </table:table-cell>
          <table:table-cell table:formula="of:=VLOOKUP([.A89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3417096819" calcext:value-type="float">
            <text:p>0,473417096819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88023686409" calcext:value-type="float">
            <text:p>14,88023686409</text:p>
          </table:table-cell>
          <table:table-cell office:value-type="float" office:value="640.569853067398" calcext:value-type="float">
            <text:p>640,569853067398</text:p>
          </table:table-cell>
          <table:table-cell office:value-type="float" office:value="5.480792760849" calcext:value-type="float">
            <text:p>5,480792760849</text:p>
          </table:table-cell>
          <table:table-cell office:value-type="float" office:value="1.34578466415405" calcext:value-type="float">
            <text:p>1,34578466415405</text:p>
          </table:table-cell>
          <table:table-cell table:formula="of:=VLOOKUP([.A90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5772966657" calcext:value-type="float">
            <text:p>0,165772966657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6064925193787" calcext:value-type="float">
            <text:p>14,6064925193787</text:p>
          </table:table-cell>
          <table:table-cell office:value-type="float" office:value="1214.77416825295" calcext:value-type="float">
            <text:p>1214,77416825295</text:p>
          </table:table-cell>
          <table:table-cell office:value-type="float" office:value="5.48358607292175" calcext:value-type="float">
            <text:p>5,48358607292175</text:p>
          </table:table-cell>
          <table:table-cell office:value-type="float" office:value="1.343101978302" calcext:value-type="float">
            <text:p>1,343101978302</text:p>
          </table:table-cell>
          <table:table-cell table:formula="of:=VLOOKUP([.A91];[platforms.A$1:.B$6];2;0)" office:value-type="string" office:string-value="A10-7850K Radeon R7 GPU ocl" calcext:value-type="string">
            <text:p>A10-7850K Radeon R7 GPU 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58570194244" calcext:value-type="float">
            <text:p>0,008585701942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5463900566101" calcext:value-type="float">
            <text:p>1,65463900566101</text:p>
          </table:table-cell>
          <table:table-cell office:value-type="float" office:value="507.57764673233" calcext:value-type="float">
            <text:p>507,57764673233</text:p>
          </table:table-cell>
          <table:table-cell office:value-type="float" office:value="3.96464371681213" calcext:value-type="float">
            <text:p>3,96464371681213</text:p>
          </table:table-cell>
          <table:table-cell office:value-type="float" office:value="0.999932050704956" calcext:value-type="float">
            <text:p>0,999932050704956</text:p>
          </table:table-cell>
          <table:table-cell table:formula="of:=VLOOKUP([.A92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22448199987" calcext:value-type="float">
            <text:p>0,0002224481999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3218903541565" calcext:value-type="float">
            <text:p>1,63218903541565</text:p>
          </table:table-cell>
          <table:table-cell office:value-type="float" office:value="599.482503175735" calcext:value-type="float">
            <text:p>599,482503175735</text:p>
          </table:table-cell>
          <table:table-cell office:value-type="float" office:value="3.94713449478149" calcext:value-type="float">
            <text:p>3,94713449478149</text:p>
          </table:table-cell>
          <table:table-cell office:value-type="float" office:value="0.989667177200317" calcext:value-type="float">
            <text:p>0,989667177200317</text:p>
          </table:table-cell>
          <table:table-cell table:formula="of:=VLOOKUP([.A93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18502883911" calcext:value-type="float">
            <text:p>0,071850288391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1336402893066" calcext:value-type="float">
            <text:p>3,31336402893066</text:p>
          </table:table-cell>
          <table:table-cell office:value-type="float" office:value="1001.92040634155" calcext:value-type="float">
            <text:p>1001,92040634155</text:p>
          </table:table-cell>
          <table:table-cell office:value-type="float" office:value="7.97446823120117" calcext:value-type="float">
            <text:p>7,97446823120117</text:p>
          </table:table-cell>
          <table:table-cell office:value-type="float" office:value="1.9657928943634" calcext:value-type="float">
            <text:p>1,9657928943634</text:p>
          </table:table-cell>
          <table:table-cell table:formula="of:=VLOOKUP([.A94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37898731232" calcext:value-type="float">
            <text:p>0,0003378987312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5997200012207" calcext:value-type="float">
            <text:p>3,35997200012207</text:p>
          </table:table-cell>
          <table:table-cell office:value-type="float" office:value="1749.42089557648" calcext:value-type="float">
            <text:p>1749,42089557648</text:p>
          </table:table-cell>
          <table:table-cell office:value-type="float" office:value="7.96979761123657" calcext:value-type="float">
            <text:p>7,96979761123657</text:p>
          </table:table-cell>
          <table:table-cell office:value-type="float" office:value="1.98261260986328" calcext:value-type="float">
            <text:p>1,98261260986328</text:p>
          </table:table-cell>
          <table:table-cell table:formula="of:=VLOOKUP([.A95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4447762626" calcext:value-type="float">
            <text:p>0,20444776262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6130659580231" calcext:value-type="float">
            <text:p>14,6130659580231</text:p>
          </table:table-cell>
          <table:table-cell office:value-type="float" office:value="4411.01983785629" calcext:value-type="float">
            <text:p>4411,01983785629</text:p>
          </table:table-cell>
          <table:table-cell office:value-type="float" office:value="33.6035523414612" calcext:value-type="float">
            <text:p>33,6035523414612</text:p>
          </table:table-cell>
          <table:table-cell office:value-type="float" office:value="8.39347410202026" calcext:value-type="float">
            <text:p>8,39347410202026</text:p>
          </table:table-cell>
          <table:table-cell table:formula="of:=VLOOKUP([.A96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84985696702" calcext:value-type="float">
            <text:p>0,02849856967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7055683135986" calcext:value-type="float">
            <text:p>14,7055683135986</text:p>
          </table:table-cell>
          <table:table-cell office:value-type="float" office:value="8404.36311364174" calcext:value-type="float">
            <text:p>8404,36311364174</text:p>
          </table:table-cell>
          <table:table-cell office:value-type="float" office:value="33.6302828788757" calcext:value-type="float">
            <text:p>33,6302828788757</text:p>
          </table:table-cell>
          <table:table-cell office:value-type="float" office:value="8.39013648033142" calcext:value-type="float">
            <text:p>8,39013648033142</text:p>
          </table:table-cell>
          <table:table-cell table:formula="of:=VLOOKUP([.A97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9176986694" calcext:value-type="float">
            <text:p>0,239176986694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3088893890381" calcext:value-type="float">
            <text:p>1,63088893890381</text:p>
          </table:table-cell>
          <table:table-cell office:value-type="float" office:value="1810.63214659691" calcext:value-type="float">
            <text:p>1810,63214659691</text:p>
          </table:table-cell>
          <table:table-cell office:value-type="float" office:value="14.4530761241913" calcext:value-type="float">
            <text:p>14,4530761241913</text:p>
          </table:table-cell>
          <table:table-cell office:value-type="float" office:value="3.58507084846497" calcext:value-type="float">
            <text:p>3,58507084846497</text:p>
          </table:table-cell>
          <table:table-cell table:formula="of:=VLOOKUP([.A98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43029773235" calcext:value-type="float">
            <text:p>0,000243029773235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3516187667847" calcext:value-type="float">
            <text:p>1,63516187667847</text:p>
          </table:table-cell>
          <table:table-cell office:value-type="float" office:value="2858.44524097443" calcext:value-type="float">
            <text:p>2858,44524097443</text:p>
          </table:table-cell>
          <table:table-cell office:value-type="float" office:value="14.717333316803" calcext:value-type="float">
            <text:p>14,717333316803</text:p>
          </table:table-cell>
          <table:table-cell office:value-type="float" office:value="3.61202430725098" calcext:value-type="float">
            <text:p>3,61202430725098</text:p>
          </table:table-cell>
          <table:table-cell table:formula="of:=VLOOKUP([.A99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6097930908" calcext:value-type="float">
            <text:p>0,296097930908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7495541572571" calcext:value-type="float">
            <text:p>3,37495541572571</text:p>
          </table:table-cell>
          <table:table-cell office:value-type="float" office:value="3668.0354115963" calcext:value-type="float">
            <text:p>3668,0354115963</text:p>
          </table:table-cell>
          <table:table-cell office:value-type="float" office:value="29.5345041751862" calcext:value-type="float">
            <text:p>29,5345041751862</text:p>
          </table:table-cell>
          <table:table-cell office:value-type="float" office:value="7.31475734710693" calcext:value-type="float">
            <text:p>7,31475734710693</text:p>
          </table:table-cell>
          <table:table-cell table:formula="of:=VLOOKUP([.A100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68695962429" calcext:value-type="float">
            <text:p>0,00068695962429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3385300636291" calcext:value-type="float">
            <text:p>3,33385300636291</text:p>
          </table:table-cell>
          <table:table-cell office:value-type="float" office:value="6930.74004554749" calcext:value-type="float">
            <text:p>6930,74004554749</text:p>
          </table:table-cell>
          <table:table-cell office:value-type="float" office:value="28.713413476944" calcext:value-type="float">
            <text:p>28,713413476944</text:p>
          </table:table-cell>
          <table:table-cell office:value-type="float" office:value="7.19693422317505" calcext:value-type="float">
            <text:p>7,19693422317505</text:p>
          </table:table-cell>
          <table:table-cell table:formula="of:=VLOOKUP([.A101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9102841332" calcext:value-type="float">
            <text:p>0,38910284133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6151480674744" calcext:value-type="float">
            <text:p>14,6151480674744</text:p>
          </table:table-cell>
          <table:table-cell office:value-type="float" office:value="15681.9305200577" calcext:value-type="float">
            <text:p>15681,9305200577</text:p>
          </table:table-cell>
          <table:table-cell office:value-type="float" office:value="121.875939369202" calcext:value-type="float">
            <text:p>121,875939369202</text:p>
          </table:table-cell>
          <table:table-cell office:value-type="float" office:value="30.3449745178223" calcext:value-type="float">
            <text:p>30,3449745178223</text:p>
          </table:table-cell>
          <table:table-cell table:formula="of:=VLOOKUP([.A102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0492960612" calcext:value-type="float">
            <text:p>0,100492960612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6802730560303" calcext:value-type="float">
            <text:p>14,6802730560303</text:p>
          </table:table-cell>
          <table:table-cell office:value-type="float" office:value="30340.9383580685" calcext:value-type="float">
            <text:p>30340,9383580685</text:p>
          </table:table-cell>
          <table:table-cell office:value-type="float" office:value="123.058002233505" calcext:value-type="float">
            <text:p>123,058002233505</text:p>
          </table:table-cell>
          <table:table-cell office:value-type="float" office:value="30.7512984275818" calcext:value-type="float">
            <text:p>30,7512984275818</text:p>
          </table:table-cell>
          <table:table-cell table:formula="of:=VLOOKUP([.A103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0387329102" calcext:value-type="float">
            <text:p>0,280387329102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8673610687256" calcext:value-type="float">
            <text:p>1,68673610687256</text:p>
          </table:table-cell>
          <table:table-cell office:value-type="float" office:value="3828.06112575531" calcext:value-type="float">
            <text:p>3828,06112575531</text:p>
          </table:table-cell>
          <table:table-cell office:value-type="float" office:value="29.4682092666626" calcext:value-type="float">
            <text:p>29,4682092666626</text:p>
          </table:table-cell>
          <table:table-cell office:value-type="float" office:value="7.28814005851746" calcext:value-type="float">
            <text:p>7,28814005851746</text:p>
          </table:table-cell>
          <table:table-cell table:formula="of:=VLOOKUP([.A104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66312599182" calcext:value-type="float">
            <text:p>0,000266312599182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2746715545654" calcext:value-type="float">
            <text:p>1,62746715545654</text:p>
          </table:table-cell>
          <table:table-cell office:value-type="float" office:value="6926.28981423378" calcext:value-type="float">
            <text:p>6926,28981423378</text:p>
          </table:table-cell>
          <table:table-cell office:value-type="float" office:value="29.9185888767242" calcext:value-type="float">
            <text:p>29,9185888767242</text:p>
          </table:table-cell>
          <table:table-cell office:value-type="float" office:value="7.45815563201904" calcext:value-type="float">
            <text:p>7,45815563201904</text:p>
          </table:table-cell>
          <table:table-cell table:formula="of:=VLOOKUP([.A105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2173187256" calcext:value-type="float">
            <text:p>0,35217318725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2509970664978" calcext:value-type="float">
            <text:p>3,32509970664978</text:p>
          </table:table-cell>
          <table:table-cell office:value-type="float" office:value="7669.73658847809" calcext:value-type="float">
            <text:p>7669,73658847809</text:p>
          </table:table-cell>
          <table:table-cell office:value-type="float" office:value="58.6263723373413" calcext:value-type="float">
            <text:p>58,6263723373413</text:p>
          </table:table-cell>
          <table:table-cell office:value-type="float" office:value="14.5134663581848" calcext:value-type="float">
            <text:p>14,5134663581848</text:p>
          </table:table-cell>
          <table:table-cell table:formula="of:=VLOOKUP([.A106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0766784668" calcext:value-type="float">
            <text:p>0,010766784668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1017708778381" calcext:value-type="float">
            <text:p>3,31017708778381</text:p>
          </table:table-cell>
          <table:table-cell office:value-type="float" office:value="14695.7188961506" calcext:value-type="float">
            <text:p>14695,7188961506</text:p>
          </table:table-cell>
          <table:table-cell office:value-type="float" office:value="59.4805593490601" calcext:value-type="float">
            <text:p>59,4805593490601</text:p>
          </table:table-cell>
          <table:table-cell office:value-type="float" office:value="14.6822512149811" calcext:value-type="float">
            <text:p>14,6822512149811</text:p>
          </table:table-cell>
          <table:table-cell table:formula="of:=VLOOKUP([.A107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388785226" calcext:value-type="float">
            <text:p>0,4738878522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4.5213816165924" calcext:value-type="float">
            <text:p>14,5213816165924</text:p>
          </table:table-cell>
          <table:table-cell office:value-type="float" office:value="31219.7677094936" calcext:value-type="float">
            <text:p>31219,7677094936</text:p>
          </table:table-cell>
          <table:table-cell office:value-type="float" office:value="245.434065341949" calcext:value-type="float">
            <text:p>245,434065341949</text:p>
          </table:table-cell>
          <table:table-cell office:value-type="float" office:value="61.2566802501678" calcext:value-type="float">
            <text:p>61,2566802501678</text:p>
          </table:table-cell>
          <table:table-cell table:formula="of:=VLOOKUP([.A108];[platforms.A$1:.B$6];2;0)" office:value-type="string" office:string-value="A10-7850K" calcext:value-type="string">
            <text:p>A10-7850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1363315582" calcext:value-type="float">
            <text:p>0,012136331558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15106606483459" calcext:value-type="float">
            <text:p>1,15106606483459</text:p>
          </table:table-cell>
          <table:table-cell office:value-type="float" office:value="38.8802807331085" calcext:value-type="float">
            <text:p>38,8802807331085</text:p>
          </table:table-cell>
          <table:table-cell office:value-type="float" office:value="0.423663139343262" calcext:value-type="float">
            <text:p>0,423663139343262</text:p>
          </table:table-cell>
          <table:table-cell office:value-type="float" office:value="0.126360177993774" calcext:value-type="float">
            <text:p>0,126360177993774</text:p>
          </table:table-cell>
          <table:table-cell table:formula="of:=VLOOKUP([.A109];[platforms.A$1:.B$6];2;0)" office:value-type="string" office:string-value="i5-4200u HD GPU ocl" calcext:value-type="string">
            <text:p>i5-4200u HD GPU 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81973190308" calcext:value-type="float">
            <text:p>0,068197319030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2.39976811408997" calcext:value-type="float">
            <text:p>2,39976811408997</text:p>
          </table:table-cell>
          <table:table-cell office:value-type="float" office:value="71.9113159179688" calcext:value-type="float">
            <text:p>71,9113159179688</text:p>
          </table:table-cell>
          <table:table-cell office:value-type="float" office:value="0.79569411277771" calcext:value-type="float">
            <text:p>0,79569411277771</text:p>
          </table:table-cell>
          <table:table-cell office:value-type="float" office:value="0.231253147125244" calcext:value-type="float">
            <text:p>0,231253147125244</text:p>
          </table:table-cell>
          <table:table-cell table:formula="of:=VLOOKUP([.A110];[platforms.A$1:.B$6];2;0)" office:value-type="string" office:string-value="i5-4200u HD GPU ocl" calcext:value-type="string">
            <text:p>i5-4200u HD GPU 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4570094517" calcext:value-type="float">
            <text:p>0,204570094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0.0303528308868" calcext:value-type="float">
            <text:p>10,0303528308868</text:p>
          </table:table-cell>
          <table:table-cell office:value-type="float" office:value="303.669638156891" calcext:value-type="float">
            <text:p>303,669638156891</text:p>
          </table:table-cell>
          <table:table-cell office:value-type="float" office:value="3.001620054245" calcext:value-type="float">
            <text:p>3,001620054245</text:p>
          </table:table-cell>
          <table:table-cell office:value-type="float" office:value="0.830525398254395" calcext:value-type="float">
            <text:p>0,830525398254395</text:p>
          </table:table-cell>
          <table:table-cell table:formula="of:=VLOOKUP([.A111];[platforms.A$1:.B$6];2;0)" office:value-type="string" office:string-value="i5-4200u HD GPU ocl" calcext:value-type="string">
            <text:p>i5-4200u HD GPU 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9233398437" calcext:value-type="float">
            <text:p>0,149233398437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13437151908875" calcext:value-type="float">
            <text:p>1,13437151908875</text:p>
          </table:table-cell>
          <table:table-cell office:value-type="float" office:value="153.812828302383" calcext:value-type="float">
            <text:p>153,812828302383</text:p>
          </table:table-cell>
          <table:table-cell office:value-type="float" office:value="1.20645022392273" calcext:value-type="float">
            <text:p>1,20645022392273</text:p>
          </table:table-cell>
          <table:table-cell office:value-type="float" office:value="0.290646314620972" calcext:value-type="float">
            <text:p>0,290646314620972</text:p>
          </table:table-cell>
          <table:table-cell table:formula="of:=VLOOKUP([.A112];[platforms.A$1:.B$6];2;0)" office:value-type="string" office:string-value="i5-4200u HD GPU ocl" calcext:value-type="string">
            <text:p>i5-4200u HD GPU 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2641143799" calcext:value-type="float">
            <text:p>0,292641143799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2.29285454750061" calcext:value-type="float">
            <text:p>2,29285454750061</text:p>
          </table:table-cell>
          <table:table-cell office:value-type="float" office:value="288.015382766724" calcext:value-type="float">
            <text:p>288,015382766724</text:p>
          </table:table-cell>
          <table:table-cell office:value-type="float" office:value="2.33294653892517" calcext:value-type="float">
            <text:p>2,33294653892517</text:p>
          </table:table-cell>
          <table:table-cell office:value-type="float" office:value="0.619152545928955" calcext:value-type="float">
            <text:p>0,619152545928955</text:p>
          </table:table-cell>
          <table:table-cell table:formula="of:=VLOOKUP([.A113];[platforms.A$1:.B$6];2;0)" office:value-type="string" office:string-value="i5-4200u HD GPU ocl" calcext:value-type="string">
            <text:p>i5-4200u HD GPU 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93639962333" calcext:value-type="float">
            <text:p>0,39363996233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9.95028162002564" calcext:value-type="float">
            <text:p>9,95028162002564</text:p>
          </table:table-cell>
          <table:table-cell office:value-type="float" office:value="1193.83860397339" calcext:value-type="float">
            <text:p>1193,83860397339</text:p>
          </table:table-cell>
          <table:table-cell office:value-type="float" office:value="9.4574978351593" calcext:value-type="float">
            <text:p>9,4574978351593</text:p>
          </table:table-cell>
          <table:table-cell office:value-type="float" office:value="2.73288798332214" calcext:value-type="float">
            <text:p>2,73288798332214</text:p>
          </table:table-cell>
          <table:table-cell table:formula="of:=VLOOKUP([.A114];[platforms.A$1:.B$6];2;0)" office:value-type="string" office:string-value="i5-4200u HD GPU ocl" calcext:value-type="string">
            <text:p>i5-4200u HD GPU 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3030883789" calcext:value-type="float">
            <text:p>0,303030883789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17186570167542" calcext:value-type="float">
            <text:p>1,17186570167542</text:p>
          </table:table-cell>
          <table:table-cell office:value-type="float" office:value="299.715326070786" calcext:value-type="float">
            <text:p>299,715326070786</text:p>
          </table:table-cell>
          <table:table-cell office:value-type="float" office:value="2.16657948493958" calcext:value-type="float">
            <text:p>2,16657948493958</text:p>
          </table:table-cell>
          <table:table-cell office:value-type="float" office:value="0.532897472381592" calcext:value-type="float">
            <text:p>0,532897472381592</text:p>
          </table:table-cell>
          <table:table-cell table:formula="of:=VLOOKUP([.A115];[platforms.A$1:.B$6];2;0)" office:value-type="string" office:string-value="i5-4200u HD GPU ocl" calcext:value-type="string">
            <text:p>i5-4200u HD GPU 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8520874023" calcext:value-type="float">
            <text:p>0,458520874023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2.44964361190796" calcext:value-type="float">
            <text:p>2,44964361190796</text:p>
          </table:table-cell>
          <table:table-cell office:value-type="float" office:value="611.594160079956" calcext:value-type="float">
            <text:p>611,594160079956</text:p>
          </table:table-cell>
          <table:table-cell office:value-type="float" office:value="4.24009895324707" calcext:value-type="float">
            <text:p>4,24009895324707</text:p>
          </table:table-cell>
          <table:table-cell office:value-type="float" office:value="1.11717081069946" calcext:value-type="float">
            <text:p>1,11717081069946</text:p>
          </table:table-cell>
          <table:table-cell table:formula="of:=VLOOKUP([.A116];[platforms.A$1:.B$6];2;0)" office:value-type="string" office:string-value="i5-4200u HD GPU ocl" calcext:value-type="string">
            <text:p>i5-4200u HD GPU 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5560506185" calcext:value-type="float">
            <text:p>0,445560506185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0.26953125" calcext:value-type="float">
            <text:p>10,26953125</text:p>
          </table:table-cell>
          <table:table-cell office:value-type="float" office:value="2466.16823244095" calcext:value-type="float">
            <text:p>2466,16823244095</text:p>
          </table:table-cell>
          <table:table-cell office:value-type="float" office:value="17.8216445446014" calcext:value-type="float">
            <text:p>17,8216445446014</text:p>
          </table:table-cell>
          <table:table-cell office:value-type="float" office:value="5.27019762992859" calcext:value-type="float">
            <text:p>5,27019762992859</text:p>
          </table:table-cell>
          <table:table-cell table:formula="of:=VLOOKUP([.A117];[platforms.A$1:.B$6];2;0)" office:value-type="string" office:string-value="i5-4200u HD GPU ocl" calcext:value-type="string">
            <text:p>i5-4200u HD GPU 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9425907135" calcext:value-type="float">
            <text:p>0,005942590713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4538493156433" calcext:value-type="float">
            <text:p>1,24538493156433</text:p>
          </table:table-cell>
          <table:table-cell office:value-type="float" office:value="17.1867787837982" calcext:value-type="float">
            <text:p>17,1867787837982</text:p>
          </table:table-cell>
          <table:table-cell office:value-type="float" office:value="0.46758246421814" calcext:value-type="float">
            <text:p>0,46758246421814</text:p>
          </table:table-cell>
          <table:table-cell office:value-type="float" office:value="0.0661313533782959" calcext:value-type="float">
            <text:p>0,066131353378296</text:p>
          </table:table-cell>
          <table:table-cell table:formula="of:=VLOOKUP([.A118];[platforms.A$1:.B$6];2;0)" office:value-type="string" office:string-value="R9 285 Tonga/Clover" calcext:value-type="string">
            <text:p>R9 285 Tonga/Clov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3093864441" calcext:value-type="float">
            <text:p>0,12309386444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16687107086182" calcext:value-type="float">
            <text:p>1,16687107086182</text:p>
          </table:table-cell>
          <table:table-cell office:value-type="float" office:value="14.6884765625" calcext:value-type="float">
            <text:p>14,6884765625</text:p>
          </table:table-cell>
          <table:table-cell office:value-type="float" office:value="0.231971502304077" calcext:value-type="float">
            <text:p>0,231971502304077</text:p>
          </table:table-cell>
          <table:table-cell office:value-type="float" office:value="0.202146768569946" calcext:value-type="float">
            <text:p>0,202146768569946</text:p>
          </table:table-cell>
          <table:table-cell table:formula="of:=VLOOKUP([.A119];[platforms.A$1:.B$6];2;0)" office:value-type="string" office:string-value="R9 285 Tonga/Clover" calcext:value-type="string">
            <text:p>R9 285 Tonga/Clov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6487548828" calcext:value-type="float">
            <text:p>0,246487548828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0510196685791" calcext:value-type="float">
            <text:p>1,20510196685791</text:p>
          </table:table-cell>
          <table:table-cell office:value-type="float" office:value="27.3876307010651" calcext:value-type="float">
            <text:p>27,3876307010651</text:p>
          </table:table-cell>
          <table:table-cell office:value-type="float" office:value="0.316461563110352" calcext:value-type="float">
            <text:p>0,316461563110352</text:p>
          </table:table-cell>
          <table:table-cell office:value-type="float" office:value="0.0622169971466065" calcext:value-type="float">
            <text:p>0,062216997146607</text:p>
          </table:table-cell>
          <table:table-cell table:formula="of:=VLOOKUP([.A120];[platforms.A$1:.B$6];2;0)" office:value-type="string" office:string-value="R9 285 Tonga/Clover" calcext:value-type="string">
            <text:p>R9 285 Tonga/Clov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07062225342" calcext:value-type="float">
            <text:p>0,070706222534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2.40608143806458" calcext:value-type="float">
            <text:p>2,40608143806458</text:p>
          </table:table-cell>
          <table:table-cell office:value-type="float" office:value="17.2690505981445" calcext:value-type="float">
            <text:p>17,2690505981445</text:p>
          </table:table-cell>
          <table:table-cell office:value-type="float" office:value="0.508223533630371" calcext:value-type="float">
            <text:p>0,508223533630371</text:p>
          </table:table-cell>
          <table:table-cell office:value-type="float" office:value="0.178112983703613" calcext:value-type="float">
            <text:p>0,178112983703613</text:p>
          </table:table-cell>
          <table:table-cell table:formula="of:=VLOOKUP([.A121];[platforms.A$1:.B$6];2;0)" office:value-type="string" office:string-value="R9 285 Tonga/Clover" calcext:value-type="string">
            <text:p>R9 285 Tonga/Clov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0026275635" calcext:value-type="float">
            <text:p>0,33002627563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2.39322996139526" calcext:value-type="float">
            <text:p>2,39322996139526</text:p>
          </table:table-cell>
          <table:table-cell office:value-type="float" office:value="44.8769512176514" calcext:value-type="float">
            <text:p>44,8769512176514</text:p>
          </table:table-cell>
          <table:table-cell office:value-type="float" office:value="0.723523139953613" calcext:value-type="float">
            <text:p>0,723523139953613</text:p>
          </table:table-cell>
          <table:table-cell office:value-type="float" office:value="0.108960628509521" calcext:value-type="float">
            <text:p>0,108960628509521</text:p>
          </table:table-cell>
          <table:table-cell table:formula="of:=VLOOKUP([.A122];[platforms.A$1:.B$6];2;0)" office:value-type="string" office:string-value="R9 285 Tonga/Clover" calcext:value-type="string">
            <text:p>R9 285 Tonga/Clov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6566741943" calcext:value-type="float">
            <text:p>0,456566741943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2.44113159179687" calcext:value-type="float">
            <text:p>2,44113159179687</text:p>
          </table:table-cell>
          <table:table-cell office:value-type="float" office:value="93.7249388694763" calcext:value-type="float">
            <text:p>93,7249388694763</text:p>
          </table:table-cell>
          <table:table-cell office:value-type="float" office:value="0.789079189300537" calcext:value-type="float">
            <text:p>0,789079189300537</text:p>
          </table:table-cell>
          <table:table-cell office:value-type="float" office:value="0.133249998092651" calcext:value-type="float">
            <text:p>0,133249998092651</text:p>
          </table:table-cell>
          <table:table-cell table:formula="of:=VLOOKUP([.A123];[platforms.A$1:.B$6];2;0)" office:value-type="string" office:string-value="R9 285 Tonga/Clover" calcext:value-type="string">
            <text:p>R9 285 Tonga/Clov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15396859305" calcext:value-type="float">
            <text:p>0,2153968593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0.5683772563934" calcext:value-type="float">
            <text:p>10,5683772563934</text:p>
          </table:table-cell>
          <table:table-cell office:value-type="float" office:value="48.4874022006989" calcext:value-type="float">
            <text:p>48,4874022006989</text:p>
          </table:table-cell>
          <table:table-cell office:value-type="float" office:value="1.64504194259644" calcext:value-type="float">
            <text:p>1,64504194259644</text:p>
          </table:table-cell>
          <table:table-cell office:value-type="float" office:value="0.450950145721436" calcext:value-type="float">
            <text:p>0,450950145721436</text:p>
          </table:table-cell>
          <table:table-cell table:formula="of:=VLOOKUP([.A124];[platforms.A$1:.B$6];2;0)" office:value-type="string" office:string-value="R9 285 Tonga/Clover" calcext:value-type="string">
            <text:p>R9 285 Tonga/Clov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8653448196" calcext:value-type="float">
            <text:p>0,428653448196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0.4981489181519" calcext:value-type="float">
            <text:p>10,4981489181519</text:p>
          </table:table-cell>
          <table:table-cell office:value-type="float" office:value="113.556786298752" calcext:value-type="float">
            <text:p>113,556786298752</text:p>
          </table:table-cell>
          <table:table-cell office:value-type="float" office:value="2.12203764915466" calcext:value-type="float">
            <text:p>2,12203764915466</text:p>
          </table:table-cell>
          <table:table-cell office:value-type="float" office:value="0.425292015075684" calcext:value-type="float">
            <text:p>0,425292015075684</text:p>
          </table:table-cell>
          <table:table-cell table:formula="of:=VLOOKUP([.A125];[platforms.A$1:.B$6];2;0)" office:value-type="string" office:string-value="R9 285 Tonga/Clover" calcext:value-type="string">
            <text:p>R9 285 Tonga/Clov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4634951637" calcext:value-type="float">
            <text:p>0,464634951637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3600" calcext:value-type="float">
            <text:p>33600</text:p>
          </table:table-cell>
          <table:table-cell office:value-type="float" office:value="8400" calcext:value-type="float">
            <text:p>8400</text:p>
          </table:table-cell>
          <table:table-cell office:value-type="float" office:value="10.6221673488617" calcext:value-type="float">
            <text:p>10,6221673488617</text:p>
          </table:table-cell>
          <table:table-cell office:value-type="float" office:value="237.768098831177" calcext:value-type="float">
            <text:p>237,768098831177</text:p>
          </table:table-cell>
          <table:table-cell office:value-type="float" office:value="2.58272337913513" calcext:value-type="float">
            <text:p>2,58272337913513</text:p>
          </table:table-cell>
          <table:table-cell office:value-type="float" office:value="0.53758716583252" calcext:value-type="float">
            <text:p>0,53758716583252</text:p>
          </table:table-cell>
          <table:table-cell table:formula="of:=VLOOKUP([.A126];[platforms.A$1:.B$6];2;0)" office:value-type="string" office:string-value="R9 285 Tonga/Clover" calcext:value-type="string">
            <text:p>R9 285 Tonga/Clover</text:p>
          </table:table-cell>
        </table:table-row>
      </table:table>
      <table:table table:name="Train time vs train size,net size" table:style-name="ta1">
        <table:shapes>
          <draw:frame draw:z-index="0" draw:style-name="gr1" draw:text-style-name="P1" svg:width="255.05mm" svg:height="89.99mm" svg:x="17.98mm" svg:y="60.24mm">
            <loext:p draw:notify-on-update-of-ranges="'Train time vs train size,net size'.A5:'Train time vs train size,net size'.A7 'Train time vs train size,net size'.C4:'Train time vs train size,net size'.C4 'Train time vs train size,net size'.C5:'Train time vs train size,net size'.C7 'Train time vs train size,net size'.D4:'Train time vs train size,net size'.D4 'Train time vs train size,net size'.D5:'Train time vs train size,net size'.D7 'Train time vs train size,net size'.E4:'Train time vs train size,net size'.E4 'Train time vs train size,net size'.E5:'Train time vs train size,net size'.E7 'Train time vs train size,net size'.F4:'Train time vs train size,net size'.F4 'Train time vs train size,net size'.F5:'Train time vs train size,net size'.F7 'Train time vs train size,net size'.G4:'Train time vs train size,net size'.G4 'Train time vs train size,net size'.G5:'Train time vs train size,net size'.G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Pivot-Tabelle_20_Feld"/>
        <table:table-column table:style-name="co2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50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Mittelwert - train time</text:p>
          </table:table-cell>
          <table:table-cell table:style-name="ce7"/>
          <table:table-cell table:style-name="ce12" office:value-type="string" calcext:value-type="string">
            <text:p>platform name</text:p>
          </table:table-cell>
          <table:table-cell table:style-name="ce17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train size</text:p>
          </table:table-cell>
          <table:table-cell table:style-name="ce8" office:value-type="string" calcext:value-type="string">
            <text:p>net size</text:p>
          </table:table-cell>
          <table:table-cell table:style-name="ce13" office:value-type="string" calcext:value-type="string">
            <text:p>A10-7850K</text:p>
          </table:table-cell>
          <table:table-cell table:style-name="ce18" office:value-type="string" calcext:value-type="string">
            <text:p>A10-7850K Radeon R7 GPU ocl</text:p>
          </table:table-cell>
          <table:table-cell table:style-name="ce18" office:value-type="string" calcext:value-type="string">
            <text:p>i5-4200u HD GPU ocl</text:p>
          </table:table-cell>
          <table:table-cell table:style-name="ce18" office:value-type="string" calcext:value-type="string">
            <text:p>i7-3770</text:p>
          </table:table-cell>
          <table:table-cell table:style-name="ce18" office:value-type="string" calcext:value-type="string">
            <text:p>i7-3770 HD GPU ocl</text:p>
          </table:table-cell>
          <table:table-cell table:style-name="ce23" office:value-type="string" calcext:value-type="string">
            <text:p>R9 285 Tonga/Clover</text:p>
          </table:table-cell>
        </table:table-row>
        <table:table-row table:style-name="ro1">
          <table:table-cell table:style-name="ce3" office:value-type="float" office:value="33600" calcext:value-type="float">
            <text:p>33600</text:p>
          </table:table-cell>
          <table:table-cell table:style-name="ce9" office:value-type="float" office:value="100" calcext:value-type="float">
            <text:p>100</text:p>
          </table:table-cell>
          <table:table-cell table:style-name="ce14" office:value-type="float" office:value="4411.01983785629" calcext:value-type="float">
            <text:p>4411,01983785629</text:p>
          </table:table-cell>
          <table:table-cell table:style-name="ce19" office:value-type="float" office:value="93.5660784244537" calcext:value-type="float">
            <text:p>93,5660784244537</text:p>
          </table:table-cell>
          <table:table-cell table:style-name="ce19" office:value-type="float" office:value="303.669638156891" calcext:value-type="float">
            <text:p>303,669638156891</text:p>
          </table:table-cell>
          <table:table-cell table:style-name="ce19" office:value-type="float" office:value="3383.99637413025" calcext:value-type="float">
            <text:p>3383,99637413025</text:p>
          </table:table-cell>
          <table:table-cell table:style-name="ce19" office:value-type="float" office:value="236.25220656395" calcext:value-type="float">
            <text:p>236,25220656395</text:p>
          </table:table-cell>
          <table:table-cell table:style-name="ce24" office:value-type="float" office:value="48.4874022006989" calcext:value-type="float">
            <text:p>48,4874022006989</text:p>
          </table:table-cell>
        </table:table-row>
        <table:table-row table:style-name="ro1">
          <table:table-cell table:style-name="ce4"/>
          <table:table-cell table:style-name="ce10" office:value-type="float" office:value="400" calcext:value-type="float">
            <text:p>400</text:p>
          </table:table-cell>
          <table:table-cell table:style-name="ce15" office:value-type="float" office:value="15681.9305200577" calcext:value-type="float">
            <text:p>15681,9305200577</text:p>
          </table:table-cell>
          <table:table-cell table:style-name="ce20" office:value-type="float" office:value="291.51571559906" calcext:value-type="float">
            <text:p>291,51571559906</text:p>
          </table:table-cell>
          <table:table-cell table:style-name="ce20" office:value-type="float" office:value="1193.83860397339" calcext:value-type="float">
            <text:p>1193,83860397339</text:p>
          </table:table-cell>
          <table:table-cell table:style-name="ce20" office:value-type="float" office:value="12022.0453605652" calcext:value-type="float">
            <text:p>12022,0453605652</text:p>
          </table:table-cell>
          <table:table-cell table:style-name="ce20" office:value-type="float" office:value="959.479367494583" calcext:value-type="float">
            <text:p>959,479367494583</text:p>
          </table:table-cell>
          <table:table-cell table:style-name="ce25" office:value-type="float" office:value="113.556786298752" calcext:value-type="float">
            <text:p>113,556786298752</text:p>
          </table:table-cell>
        </table:table-row>
        <table:table-row table:style-name="ro1">
          <table:table-cell table:style-name="ce5"/>
          <table:table-cell table:style-name="ce11" office:value-type="float" office:value="800" calcext:value-type="float">
            <text:p>800</text:p>
          </table:table-cell>
          <table:table-cell table:style-name="ce16" office:value-type="float" office:value="31219.7677094936" calcext:value-type="float">
            <text:p>31219,7677094936</text:p>
          </table:table-cell>
          <table:table-cell table:style-name="ce21" office:value-type="float" office:value="640.569853067398" calcext:value-type="float">
            <text:p>640,569853067398</text:p>
          </table:table-cell>
          <table:table-cell table:style-name="ce21" office:value-type="float" office:value="2466.16823244095" calcext:value-type="float">
            <text:p>2466,16823244095</text:p>
          </table:table-cell>
          <table:table-cell table:style-name="ce21" office:value-type="float" office:value="24865.896048069" calcext:value-type="float">
            <text:p>24865,896048069</text:p>
          </table:table-cell>
          <table:table-cell table:style-name="ce21" office:value-type="float" office:value="2096.82220482826" calcext:value-type="float">
            <text:p>2096,82220482826</text:p>
          </table:table-cell>
          <table:table-cell table:style-name="ce26" office:value-type="float" office:value="237.768098831177" calcext:value-type="float">
            <text:p>237,768098831177</text:p>
          </table:table-cell>
        </table:table-row>
      </table:table>
      <table:table table:name="Error dependency on net size,platform,iterations" table:style-name="ta1">
        <table:shapes>
          <draw:frame draw:z-index="0" draw:style-name="gr1" draw:text-style-name="P1" svg:width="188.12mm" svg:height="108.17mm" svg:x="136.47mm" svg:y="10.03mm">
            <loext:p draw:notify-on-update-of-ranges="'Error dependency on net size,platform,iterations'.D2:'Error dependency on net size,platform,iterations'.F2 'Error dependency on net size,platform,iterations'.A3:'Error dependency on net size,platform,iterations'.A3 'Error dependency on net size,platform,iterations'.D3:'Error dependency on net size,platform,iterations'.F3 'Error dependency on net size,platform,iterations'.A4:'Error dependency on net size,platform,iterations'.A4 'Error dependency on net size,platform,iterations'.D4:'Error dependency on net size,platform,iterations'.F4 'Error dependency on net size,platform,iterations'.A5:'Error dependency on net size,platform,iterations'.A5 'Error dependency on net size,platform,iterations'.D5:'Error dependency on net size,platform,iterations'.F5 'Error dependency on net size,platform,iterations'.A6:'Error dependency on net size,platform,iterations'.A6 'Error dependency on net size,platform,iterations'.D6:'Error dependency on net size,platform,iterations'.F6 'Error dependency on net size,platform,iterations'.A7:'Error dependency on net size,platform,iterations'.A7 'Error dependency on net size,platform,iterations'.D7:'Error dependency on net size,platform,iterations'.F7 'Error dependency on net size,platform,iterations'.A8:'Error dependency on net size,platform,iterations'.A8 'Error dependency on net size,platform,iterations'.D8:'Error dependency on net size,platform,iterations'.F8 'Error dependency on net size,platform,iterations'.A9:'Error dependency on net size,platform,iterations'.A9 'Error dependency on net size,platform,iterations'.D9:'Error dependency on net size,platform,iterations'.F9 'Error dependency on net size,platform,iterations'.A10:'Error dependency on net size,platform,iterations'.A10 'Error dependency on net size,platform,iterations'.D10:'Error dependency on net size,platform,iterations'.F10 'Error dependency on net size,platform,iterations'.A11:'Error dependency on net size,platform,iterations'.A11 'Error dependency on net size,platform,iterations'.D11:'Error dependency on net size,platform,iterations'.F11 'Error dependency on net size,platform,iterations'.A12:'Error dependency on net size,platform,iterations'.A12 'Error dependency on net size,platform,iterations'.D12:'Error dependency on net size,platform,iterations'.F12 'Error dependency on net size,platform,iterations'.A13:'Error dependency on net size,platform,iterations'.A13 'Error dependency on net size,platform,iterations'.D13:'Error dependency on net size,platform,iterations'.F13 'Error dependency on net size,platform,iterations'.A14:'Error dependency on net size,platform,iterations'.A14 'Error dependency on net size,platform,iterations'.D14:'Error dependency on net size,platform,iterations'.F14 'Error dependency on net size,platform,iterations'.A15:'Error dependency on net size,platform,iterations'.A15 'Error dependency on net size,platform,iterations'.D15:'Error dependency on net size,platform,iterations'.F15 'Error dependency on net size,platform,iterations'.A16:'Error dependency on net size,platform,iterations'.A16 'Error dependency on net size,platform,iterations'.D16:'Error dependency on net size,platform,iterations'.F16 'Error dependency on net size,platform,iterations'.A17:'Error dependency on net size,platform,iterations'.A17 'Error dependency on net size,platform,iterations'.D17:'Error dependency on net size,platform,iterations'.F17 'Error dependency on net size,platform,iterations'.A18:'Error dependency on net size,platform,iterations'.A18 'Error dependency on net size,platform,iterations'.D18:'Error dependency on net size,platform,iterations'.F18 'Error dependency on net size,platform,iterations'.A19:'Error dependency on net size,platform,iterations'.A19 'Error dependency on net size,platform,iterations'.D19:'Error dependency on net size,platform,iterations'.F19 'Error dependency on net size,platform,iterations'.A20:'Error dependency on net size,platform,iterations'.A20 'Error dependency on net size,platform,iterations'.D20:'Error dependency on net size,platform,iterations'.F20 'Error dependency on net size,platform,iterations'.A21:'Error dependency on net size,platform,iterations'.A21 'Error dependency on net size,platform,iterations'.D21:'Error dependency on net size,platform,iterations'.F21 'Error dependency on net size,platform,iterations'.A22:'Error dependency on net size,platform,iterations'.A22 'Error dependency on net size,platform,iterations'.D22:'Error dependency on net size,platform,iterations'.F22 'Error dependency on net size,platform,iterations'.A23:'Error dependency on net size,platform,iterations'.A23 'Error dependency on net size,platform,iterations'.D23:'Error dependency on net size,platform,iterations'.F23 'Error dependency on net size,platform,iterations'.A24:'Error dependency on net size,platform,iterations'.A24 'Error dependency on net size,platform,iterations'.D24:'Error dependency on net size,platform,iterations'.F24 'Error dependency on net size,platform,iterations'.A25:'Error dependency on net size,platform,iterations'.A25 'Error dependency on net size,platform,iterations'.D25:'Error dependency on net size,platform,iterations'.F25 'Error dependency on net size,platform,iterations'.A26:'Error dependency on net size,platform,iterations'.A26 'Error dependency on net size,platform,iterations'.D26:'Error dependency on net size,platform,iterations'.F26 'Error dependency on net size,platform,iterations'.A27:'Error dependency on net size,platform,iterations'.A27 'Error dependency on net size,platform,iterations'.D27:'Error dependency on net size,platform,iterations'.F27 'Error dependency on net size,platform,iterations'.A28:'Error dependency on net size,platform,iterations'.A28 'Error dependency on net size,platform,iterations'.D28:'Error dependency on net size,platform,iterations'.F28 'Error dependency on net size,platform,iterations'.A29:'Error dependency on net size,platform,iterations'.A29 'Error dependency on net size,platform,iterations'.D29:'Error dependency on net size,platform,iterations'.F29 'Error dependency on net size,platform,iterations'.A30:'Error dependency on net size,platform,iterations'.A30 'Error dependency on net size,platform,iterations'.D30:'Error dependency on net size,platform,iterations'.F30 'Error dependency on net size,platform,iterations'.A31:'Error dependency on net size,platform,iterations'.A31 'Error dependency on net size,platform,iterations'.D31:'Error dependency on net size,platform,iterations'.F31 'Error dependency on net size,platform,iterations'.A32:'Error dependency on net size,platform,iterations'.A32 'Error dependency on net size,platform,iterations'.D32:'Error dependency on net size,platform,iterations'.F32 'Error dependency on net size,platform,iterations'.A33:'Error dependency on net size,platform,iterations'.A33 'Error dependency on net size,platform,iterations'.D33:'Error dependency on net size,platform,iterations'.F33 'Error dependency on net size,platform,iterations'.A34:'Error dependency on net size,platform,iterations'.A34 'Error dependency on net size,platform,iterations'.D34:'Error dependency on net size,platform,iterations'.F34 'Error dependency on net size,platform,iterations'.A35:'Error dependency on net size,platform,iterations'.A35 'Error dependency on net size,platform,iterations'.D35:'Error dependency on net size,platform,iterations'.F35 'Error dependency on net size,platform,iterations'.A36:'Error dependency on net size,platform,iterations'.A36 'Error dependency on net size,platform,iterations'.D36:'Error dependency on net size,platform,iterations'.F36 'Error dependency on net size,platform,iterations'.A37:'Error dependency on net size,platform,iterations'.A37 'Error dependency on net size,platform,iterations'.D37:'Error dependency on net size,platform,iterations'.F37 'Error dependency on net size,platform,iterations'.A38:'Error dependency on net size,platform,iterations'.A38 'Error dependency on net size,platform,iterations'.D38:'Error dependency on net size,platform,iterations'.F38 'Error dependency on net size,platform,iterations'.A39:'Error dependency on net size,platform,iterations'.A39 'Error dependency on net size,platform,iterations'.D39:'Error dependency on net size,platform,iterations'.F39 'Error dependency on net size,platform,iterations'.A40:'Error dependency on net size,platform,iterations'.A40 'Error dependency on net size,platform,iterations'.D40:'Error dependency on net size,platform,iterations'.F40 'Error dependency on net size,platform,iterations'.A41:'Error dependency on net size,platform,iterations'.A41 'Error dependency on net size,platform,iterations'.D41:'Error dependency on net size,platform,iterations'.F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3"/>
        <table:table-column table:style-name="co2" table:number-columns-repeated="2" table:default-cell-style-name="ce31"/>
        <table:table-column table:style-name="co2" table:default-cell-style-name="ce33"/>
        <table:table-column table:style-name="co2" table:default-cell-style-name="ce35"/>
        <table:table-column table:style-name="co2" table:default-cell-style-name="ce37"/>
        <table:table-row table:style-name="ro1">
          <table:table-cell table:style-name="ce1" office:value-type="string" calcext:value-type="string">
            <text:p>Mittelwert - error</text:p>
          </table:table-cell>
          <table:table-cell table:style-name="ce30"/>
          <table:table-cell table:style-name="ce7"/>
          <table:table-cell table:style-name="ce12" office:value-type="string" calcext:value-type="string">
            <text:p>Daten</text:p>
          </table:table-cell>
          <table:table-cell table:style-name="ce17"/>
          <table:table-cell table:style-name="ce22"/>
        </table:table-row>
        <table:table-row table:style-name="ro1">
          <table:table-cell table:style-name="ce2" office:value-type="string" calcext:value-type="string">
            <text:p>platform</text:p>
          </table:table-cell>
          <table:table-cell table:style-name="ce8" office:value-type="string" calcext:value-type="string">
            <text:p>iterations</text:p>
          </table:table-cell>
          <table:table-cell table:style-name="ce8" office:value-type="string" calcext:value-type="string">
            <text:p>net size</text:p>
          </table:table-cell>
          <table:table-cell table:style-name="ce13" office:value-type="float" office:value="4000" calcext:value-type="float">
            <text:p>4000</text:p>
          </table:table-cell>
          <table:table-cell table:style-name="ce18" office:value-type="float" office:value="8000" calcext:value-type="float">
            <text:p>8000</text:p>
          </table:table-cell>
          <table:table-cell table:style-name="ce23"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float" office:value="0.272939575195" calcext:value-type="float">
            <text:p>0,272939575195</text:p>
          </table:table-cell>
          <table:table-cell office:value-type="float" office:value="0.446466796875" calcext:value-type="float">
            <text:p>0,446466796875</text:p>
          </table:table-cell>
          <table:table-cell office:value-type="float" office:value="0.477566731771" calcext:value-type="float">
            <text:p>0,477566731771</text:p>
          </table:table-cell>
        </table:table-row>
        <table:table-row table:style-name="ro1">
          <table:table-cell table:style-name="ce27"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.000194110125303" calcext:value-type="float">
            <text:p>0,000194110125303</text:p>
          </table:table-cell>
          <table:table-cell office:value-type="float" office:value="0.00326742744446" calcext:value-type="float">
            <text:p>0,00326742744446</text:p>
          </table:table-cell>
          <table:table-cell office:value-type="float" office:value="0.168013116746" calcext:value-type="float">
            <text:p>0,168013116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float" office:value="0.30621005249" calcext:value-type="float">
            <text:p>0,30621005249</text:p>
          </table:table-cell>
          <table:table-cell office:value-type="float" office:value="0.388519744873" calcext:value-type="float">
            <text:p>0,388519744873</text:p>
          </table:table-cell>
          <table:table-cell office:value-type="float" office:value="0.462391386486" calcext:value-type="float">
            <text:p>0,462391386486</text:p>
          </table:table-cell>
        </table:table-row>
        <table:table-row table:style-name="ro1">
          <table:table-cell table:style-name="ce27"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.00016400949657" calcext:value-type="float">
            <text:p>0,00016400949657</text:p>
          </table:table-cell>
          <table:table-cell office:value-type="float" office:value="0.0152218561172" calcext:value-type="float">
            <text:p>0,0152218561172</text:p>
          </table:table-cell>
          <table:table-cell office:value-type="float" office:value="0.160828944615" calcext:value-type="float">
            <text:p>0,1608289446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float" office:value="0.326464111328" calcext:value-type="float">
            <text:p>0,326464111328</text:p>
          </table:table-cell>
          <table:table-cell office:value-type="float" office:value="0.383415679932" calcext:value-type="float">
            <text:p>0,383415679932</text:p>
          </table:table-cell>
          <table:table-cell office:value-type="float" office:value="0.473417096819" calcext:value-type="float">
            <text:p>0,473417096819</text:p>
          </table:table-cell>
        </table:table-row>
        <table:table-row table:style-name="ro1">
          <table:table-cell table:style-name="ce27"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.000155066862702" calcext:value-type="float">
            <text:p>0,000155066862702</text:p>
          </table:table-cell>
          <table:table-cell office:value-type="float" office:value="0.00911887741089" calcext:value-type="float">
            <text:p>0,00911887741089</text:p>
          </table:table-cell>
          <table:table-cell office:value-type="float" office:value="0.165772966657" calcext:value-type="float">
            <text:p>0,165772966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float" office:value="0.280387329102" calcext:value-type="float">
            <text:p>0,280387329102</text:p>
          </table:table-cell>
          <table:table-cell office:value-type="float" office:value="0.352173187256" calcext:value-type="float">
            <text:p>0,352173187256</text:p>
          </table:table-cell>
          <table:table-cell office:value-type="float" office:value="0.47388785226" calcext:value-type="float">
            <text:p>0,47388785226</text:p>
          </table:table-cell>
        </table:table-row>
        <table:table-row table:style-name="ro1">
          <table:table-cell table:style-name="ce27"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.000266312599182" calcext:value-type="float">
            <text:p>0,000266312599182</text:p>
          </table:table-cell>
          <table:table-cell office:value-type="float" office:value="0.010766784668" calcext:value-type="float">
            <text:p>0,010766784668</text:p>
          </table:table-cell>
          <table:table-cell table:style-name="ce38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float" office:value="0.303030883789" calcext:value-type="float">
            <text:p>0,303030883789</text:p>
          </table:table-cell>
          <table:table-cell office:value-type="float" office:value="0.458520874023" calcext:value-type="float">
            <text:p>0,458520874023</text:p>
          </table:table-cell>
          <table:table-cell office:value-type="float" office:value="0.445560506185" calcext:value-type="float">
            <text:p>0,445560506185</text:p>
          </table:table-cell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00" calcext:value-type="float">
            <text:p>800</text:p>
          </table:table-cell>
          <table:table-cell table:style-name="ce34" office:value-type="float" office:value="0.246487548828" calcext:value-type="float">
            <text:p>0,246487548828</text:p>
          </table:table-cell>
          <table:table-cell table:style-name="ce36" office:value-type="float" office:value="0.456566741943" calcext:value-type="float">
            <text:p>0,456566741943</text:p>
          </table:table-cell>
          <table:table-cell table:style-name="ce39" office:value-type="float" office:value="0.464634951637" calcext:value-type="float">
            <text:p>0,464634951637</text:p>
          </table:table-cell>
        </table:table-row>
      </table:table>
      <table:table table:name="platforms" table:style-name="ta1"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7-3770 HD GPU oc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7-37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10-7850K Radeon R7 GPU 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10-7850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5-4200u HD GPU 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9 285 Tonga/Clover</text:p>
          </table:table-cell>
        </table:table-row>
      </table:table>
      <table:named-expressions/>
      <table:data-pilot-tables>
        <table:data-pilot-table table:name="DataPilot1" table:application-data="" table:target-range-address="'Error dependency on net size,platform,iterations'.A1:'Error dependency on net size,platform,iterations'.F12" table:buttons="'Error dependency on net size,platform,iterations'.A2 'Error dependency on net size,platform,iterations'.B2 'Error dependency on net size,platform,iterations'.C2 'Error dependency on net size,platform,iterations'.D1" table:grand-total="none" table:show-filter-button="false" table:drill-down-on-double-click="false">
          <table:source-cell-range table:cell-range-address="Data.A1:Data.J1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ain size" table:orientation="column" table:used-hierarchy="0" table:function="auto">
            <table:data-pilot-level table:show-empty="false" calcext:repeat-item-labels="false">
              <table:data-pilot-members>
                <table:data-pilot-member table:name="4000" table:display="true" table:show-details="true"/>
                <table:data-pilot-member table:name="8000" table:display="true" table:show-details="true"/>
                <table:data-pilot-member table:name="336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20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 size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false" table:show-details="true"/>
                <table:data-pilot-member table:name="400" table:display="false" table:show-details="true"/>
                <table:data-pilot-member table:name="800" table:display="true" table:show-details="true"/>
                <table:data-pilot-member table:name="100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rror" table:orientation="data" table:used-hierarchy="0" table:function="average">
            <table:data-pilot-level table:show-empty="false" calcext:repeat-item-labels="false">
              <table:data-pilot-members>
                <table:data-pilot-member table:name="0,000155066862702" table:display="true" table:show-details="true"/>
                <table:data-pilot-member table:name="0,00016400949657" table:display="true" table:show-details="true"/>
                <table:data-pilot-member table:name="0,000174587398767" table:display="true" table:show-details="true"/>
                <table:data-pilot-member table:name="0,000181162253022" table:display="true" table:show-details="true"/>
                <table:data-pilot-member table:name="0,000182746455073" table:display="true" table:show-details="true"/>
                <table:data-pilot-member table:name="0,000188166469336" table:display="true" table:show-details="true"/>
                <table:data-pilot-member table:name="0,000194110125303" table:display="true" table:show-details="true"/>
                <table:data-pilot-member table:name="0,000198109537363" table:display="true" table:show-details="true"/>
                <table:data-pilot-member table:name="0,000198669433594" table:display="true" table:show-details="true"/>
                <table:data-pilot-member table:name="0,000207574576139" table:display="true" table:show-details="true"/>
                <table:data-pilot-member table:name="0,000214944824576" table:display="true" table:show-details="true"/>
                <table:data-pilot-member table:name="0,00021583840251" table:display="true" table:show-details="true"/>
                <table:data-pilot-member table:name="0,000221103280783" table:display="true" table:show-details="true"/>
                <table:data-pilot-member table:name="0,000222448199987" table:display="true" table:show-details="true"/>
                <table:data-pilot-member table:name="0,000224591255188" table:display="true" table:show-details="true"/>
                <table:data-pilot-member table:name="0,000225740328431" table:display="true" table:show-details="true"/>
                <table:data-pilot-member table:name="0,000227704554796" table:display="true" table:show-details="true"/>
                <table:data-pilot-member table:name="0,000228421881795" table:display="true" table:show-details="true"/>
                <table:data-pilot-member table:name="0,000229239791632" table:display="true" table:show-details="true"/>
                <table:data-pilot-member table:name="0,000236548468471" table:display="true" table:show-details="true"/>
                <table:data-pilot-member table:name="0,000238259375095" table:display="true" table:show-details="true"/>
                <table:data-pilot-member table:name="0,000238801494241" table:display="true" table:show-details="true"/>
                <table:data-pilot-member table:name="0,000243029773235" table:display="true" table:show-details="true"/>
                <table:data-pilot-member table:name="0,000246938422322" table:display="true" table:show-details="true"/>
                <table:data-pilot-member table:name="0,000253503382206" table:display="true" table:show-details="true"/>
                <table:data-pilot-member table:name="0,000258173316717" table:display="true" table:show-details="true"/>
                <table:data-pilot-member table:name="0,000263679921627" table:display="true" table:show-details="true"/>
                <table:data-pilot-member table:name="0,000266312599182" table:display="true" table:show-details="true"/>
                <table:data-pilot-member table:name="0,000266515640985" table:display="true" table:show-details="true"/>
                <table:data-pilot-member table:name="0,000269281097821" table:display="true" table:show-details="true"/>
                <table:data-pilot-member table:name="0,000270588487387" table:display="true" table:show-details="true"/>
                <table:data-pilot-member table:name="0,000272986143827" table:display="true" table:show-details="true"/>
                <table:data-pilot-member table:name="0,000285895496607" table:display="true" table:show-details="true"/>
                <table:data-pilot-member table:name="0,000287309229374" table:display="true" table:show-details="true"/>
                <table:data-pilot-member table:name="0,000289793401957" table:display="true" table:show-details="true"/>
                <table:data-pilot-member table:name="0,00029330393672" table:display="true" table:show-details="true"/>
                <table:data-pilot-member table:name="0,000296371976535" table:display="true" table:show-details="true"/>
                <table:data-pilot-member table:name="0,000313169189862" table:display="true" table:show-details="true"/>
                <table:data-pilot-member table:name="0,000337898731232" table:display="true" table:show-details="true"/>
                <table:data-pilot-member table:name="0,000412682748976" table:display="true" table:show-details="true"/>
                <table:data-pilot-member table:name="0,00053864865076" table:display="true" table:show-details="true"/>
                <table:data-pilot-member table:name="0,000560130655766" table:display="true" table:show-details="true"/>
                <table:data-pilot-member table:name="0,00068695962429" table:display="true" table:show-details="true"/>
                <table:data-pilot-member table:name="0,000713863940466" table:display="true" table:show-details="true"/>
                <table:data-pilot-member table:name="0,00194162323361" table:display="true" table:show-details="true"/>
                <table:data-pilot-member table:name="0,00259894800186" table:display="true" table:show-details="true"/>
                <table:data-pilot-member table:name="0,00326742744446" table:display="true" table:show-details="true"/>
                <table:data-pilot-member table:name="0,00471603631973" table:display="true" table:show-details="true"/>
                <table:data-pilot-member table:name="0,0059425907135" table:display="true" table:show-details="true"/>
                <table:data-pilot-member table:name="0,00682208633423" table:display="true" table:show-details="true"/>
                <table:data-pilot-member table:name="0,00858570194244" table:display="true" table:show-details="true"/>
                <table:data-pilot-member table:name="0,00897024440765" table:display="true" table:show-details="true"/>
                <table:data-pilot-member table:name="0,00911887741089" table:display="true" table:show-details="true"/>
                <table:data-pilot-member table:name="0,010766784668" table:display="true" table:show-details="true"/>
                <table:data-pilot-member table:name="0,0121363315582" table:display="true" table:show-details="true"/>
                <table:data-pilot-member table:name="0,0152218561172" table:display="true" table:show-details="true"/>
                <table:data-pilot-member table:name="0,0232420603434" table:display="true" table:show-details="true"/>
                <table:data-pilot-member table:name="0,0249685611725" table:display="true" table:show-details="true"/>
                <table:data-pilot-member table:name="0,0284985696702" table:display="true" table:show-details="true"/>
                <table:data-pilot-member table:name="0,0291925557454" table:display="true" table:show-details="true"/>
                <table:data-pilot-member table:name="0,030223361424" table:display="true" table:show-details="true"/>
                <table:data-pilot-member table:name="0,0327658996582" table:display="true" table:show-details="true"/>
                <table:data-pilot-member table:name="0,0514990959167" table:display="true" table:show-details="true"/>
                <table:data-pilot-member table:name="0,0619883079529" table:display="true" table:show-details="true"/>
                <table:data-pilot-member table:name="0,0681973190308" table:display="true" table:show-details="true"/>
                <table:data-pilot-member table:name="0,0707062225342" table:display="true" table:show-details="true"/>
                <table:data-pilot-member table:name="0,0718502883911" table:display="true" table:show-details="true"/>
                <table:data-pilot-member table:name="0,0760633163452" table:display="true" table:show-details="true"/>
                <table:data-pilot-member table:name="0,0852651832217" table:display="true" table:show-details="true"/>
                <table:data-pilot-member table:name="0,0902749125163" table:display="true" table:show-details="true"/>
                <table:data-pilot-member table:name="0,100492960612" table:display="true" table:show-details="true"/>
                <table:data-pilot-member table:name="0,1070270502" table:display="true" table:show-details="true"/>
                <table:data-pilot-member table:name="0,123093864441" table:display="true" table:show-details="true"/>
                <table:data-pilot-member table:name="0,149233398437" table:display="true" table:show-details="true"/>
                <table:data-pilot-member table:name="0,160828944615" table:display="true" table:show-details="true"/>
                <table:data-pilot-member table:name="0,164247009277" table:display="true" table:show-details="true"/>
                <table:data-pilot-member table:name="0,165772966657" table:display="true" table:show-details="true"/>
                <table:data-pilot-member table:name="0,168013116746" table:display="true" table:show-details="true"/>
                <table:data-pilot-member table:name="0,169092376709" table:display="true" table:show-details="true"/>
                <table:data-pilot-member table:name="0,170129364014" table:display="true" table:show-details="true"/>
                <table:data-pilot-member table:name="0,186610935756" table:display="true" table:show-details="true"/>
                <table:data-pilot-member table:name="0,193900858561" table:display="true" table:show-details="true"/>
                <table:data-pilot-member table:name="0,199327479771" table:display="true" table:show-details="true"/>
                <table:data-pilot-member table:name="0,200350472586" table:display="true" table:show-details="true"/>
                <table:data-pilot-member table:name="0,204447762626" table:display="true" table:show-details="true"/>
                <table:data-pilot-member table:name="0,204570094517" table:display="true" table:show-details="true"/>
                <table:data-pilot-member table:name="0,212373918806" table:display="true" table:show-details="true"/>
                <table:data-pilot-member table:name="0,215396859305" table:display="true" table:show-details="true"/>
                <table:data-pilot-member table:name="0,239176986694" table:display="true" table:show-details="true"/>
                <table:data-pilot-member table:name="0,246487548828" table:display="true" table:show-details="true"/>
                <table:data-pilot-member table:name="0,272939575195" table:display="true" table:show-details="true"/>
                <table:data-pilot-member table:name="0,280387329102" table:display="true" table:show-details="true"/>
                <table:data-pilot-member table:name="0,292641143799" table:display="true" table:show-details="true"/>
                <table:data-pilot-member table:name="0,296097930908" table:display="true" table:show-details="true"/>
                <table:data-pilot-member table:name="0,303030883789" table:display="true" table:show-details="true"/>
                <table:data-pilot-member table:name="0,30621005249" table:display="true" table:show-details="true"/>
                <table:data-pilot-member table:name="0,306903045654" table:display="true" table:show-details="true"/>
                <table:data-pilot-member table:name="0,326464111328" table:display="true" table:show-details="true"/>
                <table:data-pilot-member table:name="0,330026275635" table:display="true" table:show-details="true"/>
                <table:data-pilot-member table:name="0,339171478271" table:display="true" table:show-details="true"/>
                <table:data-pilot-member table:name="0,339767120361" table:display="true" table:show-details="true"/>
                <table:data-pilot-member table:name="0,352173187256" table:display="true" table:show-details="true"/>
                <table:data-pilot-member table:name="0,363746124268" table:display="true" table:show-details="true"/>
                <table:data-pilot-member table:name="0,365065795898" table:display="true" table:show-details="true"/>
                <table:data-pilot-member table:name="0,383415679932" table:display="true" table:show-details="true"/>
                <table:data-pilot-member table:name="0,388519744873" table:display="true" table:show-details="true"/>
                <table:data-pilot-member table:name="0,389102841332" table:display="true" table:show-details="true"/>
                <table:data-pilot-member table:name="0,393639962333" table:display="true" table:show-details="true"/>
                <table:data-pilot-member table:name="0,415301746187" table:display="true" table:show-details="true"/>
                <table:data-pilot-member table:name="0,422727254232" table:display="true" table:show-details="true"/>
                <table:data-pilot-member table:name="0,428653448196" table:display="true" table:show-details="true"/>
                <table:data-pilot-member table:name="0,435615990048" table:display="true" table:show-details="true"/>
                <table:data-pilot-member table:name="0,445560506185" table:display="true" table:show-details="true"/>
                <table:data-pilot-member table:name="0,446466796875" table:display="true" table:show-details="true"/>
                <table:data-pilot-member table:name="0,456566741943" table:display="true" table:show-details="true"/>
                <table:data-pilot-member table:name="0,458520874023" table:display="true" table:show-details="true"/>
                <table:data-pilot-member table:name="0,462391386486" table:display="true" table:show-details="true"/>
                <table:data-pilot-member table:name="0,464634951637" table:display="true" table:show-details="true"/>
                <table:data-pilot-member table:name="0,473417096819" table:display="true" table:show-details="true"/>
                <table:data-pilot-member table:name="0,473881530762" table:display="true" table:show-details="true"/>
                <table:data-pilot-member table:name="0,47388785226" table:display="true" table:show-details="true"/>
                <table:data-pilot-member table:name="0,477566731771" table:display="true" table:show-details="true"/>
                <table:data-pilot-member table:name="0,502269775391" table:display="true" table:show-details="true"/>
                <table:data-pilot-member table:name="0,523540329706" table:display="true" table:show-details="true"/>
                <table:data-pilot-member table:name="0,551614292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rain time vs train size,net size'.A1:'Train time vs train size,net size'.H7" table:buttons="'Train time vs train size,net size'.A1 'Train time vs train size,net size'.A4 'Train time vs train size,net size'.B4 'Train time vs train size,net size'.C3" table:grand-total="none" table:show-filter-button="false" table:drill-down-on-double-click="false">
          <table:source-cell-range table:cell-range-address="Data.A1:Data.K126"/>
          <table:data-pilot-field table:source-field-name="iterations" table:orientation="page" table:used-hierarchy="0" table:function="auto" loext:ignore-selected-page="true" table:selected-page="50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false" table:show-details="true"/>
                <table:data-pilot-member table:name="20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 name" table:orientation="column" table:used-hierarchy="0" table:function="auto">
            <table:data-pilot-level table:show-empty="false" calcext:repeat-item-labels="false">
              <table:data-pilot-members>
                <table:data-pilot-member table:name="A10-7850K" table:display="true" table:show-details="true"/>
                <table:data-pilot-member table:name="A10-7850K Radeon R7 GPU ocl" table:display="true" table:show-details="true"/>
                <table:data-pilot-member table:name="i5-4200u HD GPU ocl" table:display="true" table:show-details="true"/>
                <table:data-pilot-member table:name="i7-3770" table:display="true" table:show-details="true"/>
                <table:data-pilot-member table:name="i7-3770 HD GPU ocl" table:display="true" table:show-details="true"/>
                <table:data-pilot-member table:name="R9 285 Tonga/Clov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ain size" table:orientation="row" table:used-hierarchy="0" table:function="auto">
            <table:data-pilot-level table:show-empty="false" calcext:repeat-item-labels="false">
              <table:data-pilot-members>
                <table:data-pilot-member table:name="4000" table:display="false" table:show-details="true"/>
                <table:data-pilot-member table:name="8000" table:display="false" table:show-details="true"/>
                <table:data-pilot-member table:name="336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 size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400" table:display="true" table:show-details="true"/>
                <table:data-pilot-member table:name="800" table:display="true" table:show-details="true"/>
                <table:data-pilot-member table:name="100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in time" table:orientation="data" table:used-hierarchy="0" table:function="average">
            <table:data-pilot-level table:show-empty="false" calcext:repeat-item-labels="false">
              <table:data-pilot-members>
                <table:data-pilot-member table:name="14,6884765625" table:display="true" table:show-details="true"/>
                <table:data-pilot-member table:name="17,1867787837982" table:display="true" table:show-details="true"/>
                <table:data-pilot-member table:name="17,2690505981445" table:display="true" table:show-details="true"/>
                <table:data-pilot-member table:name="22,3273363113403" table:display="true" table:show-details="true"/>
                <table:data-pilot-member table:name="27,3876307010651" table:display="true" table:show-details="true"/>
                <table:data-pilot-member table:name="27,3961517810822" table:display="true" table:show-details="true"/>
                <table:data-pilot-member table:name="33,5227720737457" table:display="true" table:show-details="true"/>
                <table:data-pilot-member table:name="35,5891983509064" table:display="true" table:show-details="true"/>
                <table:data-pilot-member table:name="36,2094142436981" table:display="true" table:show-details="true"/>
                <table:data-pilot-member table:name="37,8330941200256" table:display="true" table:show-details="true"/>
                <table:data-pilot-member table:name="38,8802807331085" table:display="true" table:show-details="true"/>
                <table:data-pilot-member table:name="44,4449026584625" table:display="true" table:show-details="true"/>
                <table:data-pilot-member table:name="44,8769512176514" table:display="true" table:show-details="true"/>
                <table:data-pilot-member table:name="45,0714316368103" table:display="true" table:show-details="true"/>
                <table:data-pilot-member table:name="48,4874022006989" table:display="true" table:show-details="true"/>
                <table:data-pilot-member table:name="54,242609500885" table:display="true" table:show-details="true"/>
                <table:data-pilot-member table:name="54,5832765102387" table:display="true" table:show-details="true"/>
                <table:data-pilot-member table:name="71,9113159179688" table:display="true" table:show-details="true"/>
                <table:data-pilot-member table:name="73,0817823410034" table:display="true" table:show-details="true"/>
                <table:data-pilot-member table:name="76,3029687404633" table:display="true" table:show-details="true"/>
                <table:data-pilot-member table:name="85,6152539253235" table:display="true" table:show-details="true"/>
                <table:data-pilot-member table:name="93,5660784244537" table:display="true" table:show-details="true"/>
                <table:data-pilot-member table:name="93,7249388694763" table:display="true" table:show-details="true"/>
                <table:data-pilot-member table:name="101,180938482285" table:display="true" table:show-details="true"/>
                <table:data-pilot-member table:name="113,556786298752" table:display="true" table:show-details="true"/>
                <table:data-pilot-member table:name="125,358244419098" table:display="true" table:show-details="true"/>
                <table:data-pilot-member table:name="140,484883546829" table:display="true" table:show-details="true"/>
                <table:data-pilot-member table:name="153,812828302383" table:display="true" table:show-details="true"/>
                <table:data-pilot-member table:name="154,690683841705" table:display="true" table:show-details="true"/>
                <table:data-pilot-member table:name="164,14171910286" table:display="true" table:show-details="true"/>
                <table:data-pilot-member table:name="174,242019891739" table:display="true" table:show-details="true"/>
                <table:data-pilot-member table:name="228,957664728165" table:display="true" table:show-details="true"/>
                <table:data-pilot-member table:name="236,25220656395" table:display="true" table:show-details="true"/>
                <table:data-pilot-member table:name="237,768098831177" table:display="true" table:show-details="true"/>
                <table:data-pilot-member table:name="241,402945280075" table:display="true" table:show-details="true"/>
                <table:data-pilot-member table:name="263,613928556442" table:display="true" table:show-details="true"/>
                <table:data-pilot-member table:name="288,015382766724" table:display="true" table:show-details="true"/>
                <table:data-pilot-member table:name="289,714843511581" table:display="true" table:show-details="true"/>
                <table:data-pilot-member table:name="291,51571559906" table:display="true" table:show-details="true"/>
                <table:data-pilot-member table:name="299,715326070786" table:display="true" table:show-details="true"/>
                <table:data-pilot-member table:name="303,669638156891" table:display="true" table:show-details="true"/>
                <table:data-pilot-member table:name="321,527015924454" table:display="true" table:show-details="true"/>
                <table:data-pilot-member table:name="364,22038269043" table:display="true" table:show-details="true"/>
                <table:data-pilot-member table:name="396,083244085312" table:display="true" table:show-details="true"/>
                <table:data-pilot-member table:name="412,719746112824" table:display="true" table:show-details="true"/>
                <table:data-pilot-member table:name="416,88397693634" table:display="true" table:show-details="true"/>
                <table:data-pilot-member table:name="434,018207788467" table:display="true" table:show-details="true"/>
                <table:data-pilot-member table:name="481,823083877563" table:display="true" table:show-details="true"/>
                <table:data-pilot-member table:name="507,57764673233" table:display="true" table:show-details="true"/>
                <table:data-pilot-member table:name="524,405150651932" table:display="true" table:show-details="true"/>
                <table:data-pilot-member table:name="554,200485706329" table:display="true" table:show-details="true"/>
                <table:data-pilot-member table:name="554,938891172409" table:display="true" table:show-details="true"/>
                <table:data-pilot-member table:name="563,525426864624" table:display="true" table:show-details="true"/>
                <table:data-pilot-member table:name="566,571160078049" table:display="true" table:show-details="true"/>
                <table:data-pilot-member table:name="599,482503175735" table:display="true" table:show-details="true"/>
                <table:data-pilot-member table:name="609,926071166992" table:display="true" table:show-details="true"/>
                <table:data-pilot-member table:name="611,594160079956" table:display="true" table:show-details="true"/>
                <table:data-pilot-member table:name="634,658870697021" table:display="true" table:show-details="true"/>
                <table:data-pilot-member table:name="640,569853067398" table:display="true" table:show-details="true"/>
                <table:data-pilot-member table:name="684,956973552704" table:display="true" table:show-details="true"/>
                <table:data-pilot-member table:name="794,800407409668" table:display="true" table:show-details="true"/>
                <table:data-pilot-member table:name="842,001340150833" table:display="true" table:show-details="true"/>
                <table:data-pilot-member table:name="959,479367494583" table:display="true" table:show-details="true"/>
                <table:data-pilot-member table:name="971,763191223145" table:display="true" table:show-details="true"/>
                <table:data-pilot-member table:name="1001,92040634155" table:display="true" table:show-details="true"/>
                <table:data-pilot-member table:name="1039,56713104248" table:display="true" table:show-details="true"/>
                <table:data-pilot-member table:name="1106,74650454521" table:display="true" table:show-details="true"/>
                <table:data-pilot-member table:name="1193,83860397339" table:display="true" table:show-details="true"/>
                <table:data-pilot-member table:name="1214,77416825295" table:display="true" table:show-details="true"/>
                <table:data-pilot-member table:name="1328,34281992912" table:display="true" table:show-details="true"/>
                <table:data-pilot-member table:name="1366,69106245041" table:display="true" table:show-details="true"/>
                <table:data-pilot-member table:name="1454,90105080605" table:display="true" table:show-details="true"/>
                <table:data-pilot-member table:name="1467,66238355637" table:display="true" table:show-details="true"/>
                <table:data-pilot-member table:name="1749,42089557648" table:display="true" table:show-details="true"/>
                <table:data-pilot-member table:name="1810,63214659691" table:display="true" table:show-details="true"/>
                <table:data-pilot-member table:name="1866,38554406166" table:display="true" table:show-details="true"/>
                <table:data-pilot-member table:name="2096,82220482826" table:display="true" table:show-details="true"/>
                <table:data-pilot-member table:name="2153,09522438049" table:display="true" table:show-details="true"/>
                <table:data-pilot-member table:name="2207,95619750023" table:display="true" table:show-details="true"/>
                <table:data-pilot-member table:name="2388,34162354469" table:display="true" table:show-details="true"/>
                <table:data-pilot-member table:name="2466,16823244095" table:display="true" table:show-details="true"/>
                <table:data-pilot-member table:name="2817,12539100647" table:display="true" table:show-details="true"/>
                <table:data-pilot-member table:name="2858,44524097443" table:display="true" table:show-details="true"/>
                <table:data-pilot-member table:name="3012,80328845978" table:display="true" table:show-details="true"/>
                <table:data-pilot-member table:name="3121,36944389343" table:display="true" table:show-details="true"/>
                <table:data-pilot-member table:name="3383,99637413025" table:display="true" table:show-details="true"/>
                <table:data-pilot-member table:name="3641,72408699989" table:display="true" table:show-details="true"/>
                <table:data-pilot-member table:name="3668,0354115963" table:display="true" table:show-details="true"/>
                <table:data-pilot-member table:name="3828,06112575531" table:display="true" table:show-details="true"/>
                <table:data-pilot-member table:name="3944,49405574799" table:display="true" table:show-details="true"/>
                <table:data-pilot-member table:name="4411,01983785629" table:display="true" table:show-details="true"/>
                <table:data-pilot-member table:name="4606,61368465424" table:display="true" table:show-details="true"/>
                <table:data-pilot-member table:name="5101,50343084335" table:display="true" table:show-details="true"/>
                <table:data-pilot-member table:name="5452,32489919662" table:display="true" table:show-details="true"/>
                <table:data-pilot-member table:name="5701,752150774" table:display="true" table:show-details="true"/>
                <table:data-pilot-member table:name="5836,46386647224" table:display="true" table:show-details="true"/>
                <table:data-pilot-member table:name="5840,69895386696" table:display="true" table:show-details="true"/>
                <table:data-pilot-member table:name="6531,83546662331" table:display="true" table:show-details="true"/>
                <table:data-pilot-member table:name="6568,35690999031" table:display="true" table:show-details="true"/>
                <table:data-pilot-member table:name="6926,28981423378" table:display="true" table:show-details="true"/>
                <table:data-pilot-member table:name="6930,74004554749" table:display="true" table:show-details="true"/>
                <table:data-pilot-member table:name="6930,95267224312" table:display="true" table:show-details="true"/>
                <table:data-pilot-member table:name="7105,87645888329" table:display="true" table:show-details="true"/>
                <table:data-pilot-member table:name="7286,09275603294" table:display="true" table:show-details="true"/>
                <table:data-pilot-member table:name="7669,73658847809" table:display="true" table:show-details="true"/>
                <table:data-pilot-member table:name="8404,36311364174" table:display="true" table:show-details="true"/>
                <table:data-pilot-member table:name="9211,17363786697" table:display="true" table:show-details="true"/>
                <table:data-pilot-member table:name="11206,7740571499" table:display="true" table:show-details="true"/>
                <table:data-pilot-member table:name="11336,8870015144" table:display="true" table:show-details="true"/>
                <table:data-pilot-member table:name="12022,0453605652" table:display="true" table:show-details="true"/>
                <table:data-pilot-member table:name="12527,4319980145" table:display="true" table:show-details="true"/>
                <table:data-pilot-member table:name="13792,5251705647" table:display="true" table:show-details="true"/>
                <table:data-pilot-member table:name="14695,7188961506" table:display="true" table:show-details="true"/>
                <table:data-pilot-member table:name="15681,9305200577" table:display="true" table:show-details="true"/>
                <table:data-pilot-member table:name="16129,3856441975" table:display="true" table:show-details="true"/>
                <table:data-pilot-member table:name="23918,9207181931" table:display="true" table:show-details="true"/>
                <table:data-pilot-member table:name="24865,896048069" table:display="true" table:show-details="true"/>
                <table:data-pilot-member table:name="29437,8630881309" table:display="true" table:show-details="true"/>
                <table:data-pilot-member table:name="30340,9383580685" table:display="true" table:show-details="true"/>
                <table:data-pilot-member table:name="31219,7677094936" table:display="true" table:show-details="true"/>
                <table:data-pilot-member table:name="40297,5421385765" table:display="true" table:show-details="true"/>
                <table:data-pilot-member table:name="46560,2317478657" table:display="true" table:show-details="true"/>
                <table:data-pilot-member table:name="55509,7769210339" table:display="true" table:show-details="true"/>
                <table:data-pilot-member table:name="87748,57746768" table:display="true" table:show-details="true"/>
                <table:data-pilot-member table:name="109193,5648717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.00.0000</text:date>, <text:time style:data-style-name="N2" text:time-value="21:24:19.7358744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Zinov</meta:initial-creator>
    <meta:creation-date>2016-06-24T14:00:07.615674899</meta:creation-date>
    <meta:generator>LibreOffice/5.2.6.2$Linux_X86_64 LibreOffice_project/20m0$Build-2</meta:generator>
    <dc:date>2017-05-16T21:51:26.022042713</dc:date>
    <meta:editing-duration>PT1H31M3S</meta:editing-duration>
    <meta:editing-cycles>11</meta:editing-cycles>
    <meta:document-statistic meta:table-count="4" meta:cell-count="14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813cm" svg:height="10.818cm" xlink:href=".." xlink:type="simple" chart:class="chart:line" chart:style-name="ch1">
        <chart:plot-area chart:style-name="ch2" table:cell-range-address="'Error dependency on net size,platform,iterations'.D2:'Error dependency on net size,platform,iterations'.F41 'Error dependency on net size,platform,iterations'.A3:'Error dependency on net size,platform,iterations'.A41" chart:data-source-has-labels="both" svg:x="0.376cm" svg:y="0.216cm" svg:width="18.061cm" svg:height="10.386cm">
          <chartooo:coordinate-region svg:x="1.103cm" svg:y="0.416cm" svg:width="16.869cm" svg:height="9.539cm"/>
          <chart:axis chart:dimension="x" chart:name="primary-x" chart:style-name="ch3" chartooo:axis-type="auto">
            <chartooo:date-scale/>
            <chart:categories table:cell-range-address="'Error dependency on net size,platform,iterations'.D2:'Error dependency on net size,platform,iterations'.F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Error dependency on net size,platform,iterations'.D3:'Error dependency on net size,platform,iterations'.F3" chart:label-cell-address="'Error dependency on net size,platform,iterations'.A3:'Error dependency on net size,platform,iterations'.A3" chart:class="chart:line">
            <chart:data-point chart:repeated="3"/>
          </chart:series>
          <chart:series chart:style-name="ch6" chart:values-cell-range-address="'Error dependency on net size,platform,iterations'.D4:'Error dependency on net size,platform,iterations'.F4" chart:label-cell-address="'Error dependency on net size,platform,iterations'.A4:'Error dependency on net size,platform,iterations'.A4" chart:class="chart:line">
            <chart:data-point chart:repeated="3"/>
          </chart:series>
          <chart:series chart:style-name="ch7" chart:values-cell-range-address="'Error dependency on net size,platform,iterations'.D5:'Error dependency on net size,platform,iterations'.F5" chart:label-cell-address="'Error dependency on net size,platform,iterations'.A5:'Error dependency on net size,platform,iterations'.A5" chart:class="chart:line">
            <chart:data-point chart:repeated="3"/>
          </chart:series>
          <chart:series chart:style-name="ch8" chart:values-cell-range-address="'Error dependency on net size,platform,iterations'.D6:'Error dependency on net size,platform,iterations'.F6" chart:label-cell-address="'Error dependency on net size,platform,iterations'.A6:'Error dependency on net size,platform,iterations'.A6" chart:class="chart:line">
            <chart:data-point chart:repeated="3"/>
          </chart:series>
          <chart:series chart:style-name="ch9" chart:values-cell-range-address="'Error dependency on net size,platform,iterations'.D7:'Error dependency on net size,platform,iterations'.F7" chart:label-cell-address="'Error dependency on net size,platform,iterations'.A7:'Error dependency on net size,platform,iterations'.A7" chart:class="chart:line">
            <chart:data-point chart:repeated="3"/>
          </chart:series>
          <chart:series chart:style-name="ch10" chart:values-cell-range-address="'Error dependency on net size,platform,iterations'.D8:'Error dependency on net size,platform,iterations'.F8" chart:label-cell-address="'Error dependency on net size,platform,iterations'.A8:'Error dependency on net size,platform,iterations'.A8" chart:class="chart:line">
            <chart:data-point chart:repeated="3"/>
          </chart:series>
          <chart:series chart:style-name="ch11" chart:values-cell-range-address="'Error dependency on net size,platform,iterations'.D9:'Error dependency on net size,platform,iterations'.F9" chart:label-cell-address="'Error dependency on net size,platform,iterations'.A9:'Error dependency on net size,platform,iterations'.A9" chart:class="chart:line">
            <chart:data-point chart:repeated="3"/>
          </chart:series>
          <chart:series chart:style-name="ch12" chart:values-cell-range-address="'Error dependency on net size,platform,iterations'.D10:'Error dependency on net size,platform,iterations'.F10" chart:label-cell-address="'Error dependency on net size,platform,iterations'.A10:'Error dependency on net size,platform,iterations'.A10" chart:class="chart:line">
            <chart:data-point chart:repeated="3"/>
          </chart:series>
          <chart:series chart:style-name="ch13" chart:values-cell-range-address="'Error dependency on net size,platform,iterations'.D11:'Error dependency on net size,platform,iterations'.F11" chart:label-cell-address="'Error dependency on net size,platform,iterations'.A11:'Error dependency on net size,platform,iterations'.A11" chart:class="chart:line">
            <chart:data-point chart:repeated="3"/>
          </chart:series>
          <chart:series chart:style-name="ch14" chart:values-cell-range-address="'Error dependency on net size,platform,iterations'.D12:'Error dependency on net size,platform,iterations'.F12" chart:label-cell-address="'Error dependency on net size,platform,iterations'.A12:'Error dependency on net size,platform,iterations'.A12" chart:class="chart:line">
            <chart:data-point chart:repeated="3"/>
          </chart:series>
          <chart:series chart:style-name="ch15" chart:values-cell-range-address="'Error dependency on net size,platform,iterations'.D13:'Error dependency on net size,platform,iterations'.F13" chart:label-cell-address="'Error dependency on net size,platform,iterations'.A13:'Error dependency on net size,platform,iterations'.A13" chart:class="chart:line">
            <chart:data-point chart:repeated="3"/>
          </chart:series>
          <chart:series chart:style-name="ch16" chart:values-cell-range-address="'Error dependency on net size,platform,iterations'.D14:'Error dependency on net size,platform,iterations'.F14" chart:label-cell-address="'Error dependency on net size,platform,iterations'.A14:'Error dependency on net size,platform,iterations'.A14" chart:class="chart:line">
            <chart:data-point chart:repeated="3"/>
          </chart:series>
          <chart:series chart:style-name="ch17" chart:values-cell-range-address="'Error dependency on net size,platform,iterations'.D15:'Error dependency on net size,platform,iterations'.F15" chart:label-cell-address="'Error dependency on net size,platform,iterations'.A15:'Error dependency on net size,platform,iterations'.A15" chart:class="chart:line">
            <chart:data-point chart:repeated="3"/>
          </chart:series>
          <chart:series chart:style-name="ch18" chart:values-cell-range-address="'Error dependency on net size,platform,iterations'.D16:'Error dependency on net size,platform,iterations'.F16" chart:label-cell-address="'Error dependency on net size,platform,iterations'.A16:'Error dependency on net size,platform,iterations'.A16" chart:class="chart:line">
            <chart:data-point chart:repeated="3"/>
          </chart:series>
          <chart:series chart:style-name="ch19" chart:values-cell-range-address="'Error dependency on net size,platform,iterations'.D17:'Error dependency on net size,platform,iterations'.F17" chart:label-cell-address="'Error dependency on net size,platform,iterations'.A17:'Error dependency on net size,platform,iterations'.A17" chart:class="chart:line">
            <chart:data-point chart:repeated="3"/>
          </chart:series>
          <chart:series chart:style-name="ch8" chart:values-cell-range-address="'Error dependency on net size,platform,iterations'.D18:'Error dependency on net size,platform,iterations'.F18" chart:label-cell-address="'Error dependency on net size,platform,iterations'.A18:'Error dependency on net size,platform,iterations'.A18" chart:class="chart:line">
            <chart:data-point chart:repeated="3"/>
          </chart:series>
          <chart:series chart:style-name="ch9" chart:values-cell-range-address="'Error dependency on net size,platform,iterations'.D19:'Error dependency on net size,platform,iterations'.F19" chart:label-cell-address="'Error dependency on net size,platform,iterations'.A19:'Error dependency on net size,platform,iterations'.A19" chart:class="chart:line">
            <chart:data-point chart:repeated="3"/>
          </chart:series>
          <chart:series chart:style-name="ch10" chart:values-cell-range-address="'Error dependency on net size,platform,iterations'.D20:'Error dependency on net size,platform,iterations'.F20" chart:label-cell-address="'Error dependency on net size,platform,iterations'.A20:'Error dependency on net size,platform,iterations'.A20" chart:class="chart:line">
            <chart:data-point chart:repeated="3"/>
          </chart:series>
          <chart:series chart:style-name="ch11" chart:values-cell-range-address="'Error dependency on net size,platform,iterations'.D21:'Error dependency on net size,platform,iterations'.F21" chart:label-cell-address="'Error dependency on net size,platform,iterations'.A21:'Error dependency on net size,platform,iterations'.A21" chart:class="chart:line">
            <chart:data-point chart:repeated="3"/>
          </chart:series>
          <chart:series chart:style-name="ch12" chart:values-cell-range-address="'Error dependency on net size,platform,iterations'.D22:'Error dependency on net size,platform,iterations'.F22" chart:label-cell-address="'Error dependency on net size,platform,iterations'.A22:'Error dependency on net size,platform,iterations'.A22" chart:class="chart:line">
            <chart:data-point chart:repeated="3"/>
          </chart:series>
          <chart:series chart:style-name="ch13" chart:values-cell-range-address="'Error dependency on net size,platform,iterations'.D23:'Error dependency on net size,platform,iterations'.F23" chart:label-cell-address="'Error dependency on net size,platform,iterations'.A23:'Error dependency on net size,platform,iterations'.A23" chart:class="chart:line">
            <chart:data-point chart:repeated="3"/>
          </chart:series>
          <chart:series chart:style-name="ch14" chart:values-cell-range-address="'Error dependency on net size,platform,iterations'.D24:'Error dependency on net size,platform,iterations'.F24" chart:label-cell-address="'Error dependency on net size,platform,iterations'.A24:'Error dependency on net size,platform,iterations'.A24" chart:class="chart:line">
            <chart:data-point chart:repeated="3"/>
          </chart:series>
          <chart:series chart:style-name="ch15" chart:values-cell-range-address="'Error dependency on net size,platform,iterations'.D25:'Error dependency on net size,platform,iterations'.F25" chart:label-cell-address="'Error dependency on net size,platform,iterations'.A25:'Error dependency on net size,platform,iterations'.A25" chart:class="chart:line">
            <chart:data-point chart:repeated="3"/>
          </chart:series>
          <chart:series chart:style-name="ch16" chart:values-cell-range-address="'Error dependency on net size,platform,iterations'.D26:'Error dependency on net size,platform,iterations'.F26" chart:label-cell-address="'Error dependency on net size,platform,iterations'.A26:'Error dependency on net size,platform,iterations'.A26" chart:class="chart:line">
            <chart:data-point chart:repeated="3"/>
          </chart:series>
          <chart:series chart:style-name="ch17" chart:values-cell-range-address="'Error dependency on net size,platform,iterations'.D27:'Error dependency on net size,platform,iterations'.F27" chart:label-cell-address="'Error dependency on net size,platform,iterations'.A27:'Error dependency on net size,platform,iterations'.A27" chart:class="chart:line">
            <chart:data-point chart:repeated="3"/>
          </chart:series>
          <chart:series chart:style-name="ch18" chart:values-cell-range-address="'Error dependency on net size,platform,iterations'.D28:'Error dependency on net size,platform,iterations'.F28" chart:label-cell-address="'Error dependency on net size,platform,iterations'.A28:'Error dependency on net size,platform,iterations'.A28" chart:class="chart:line">
            <chart:data-point chart:repeated="3"/>
          </chart:series>
          <chart:series chart:style-name="ch19" chart:values-cell-range-address="'Error dependency on net size,platform,iterations'.D29:'Error dependency on net size,platform,iterations'.F29" chart:label-cell-address="'Error dependency on net size,platform,iterations'.A29:'Error dependency on net size,platform,iterations'.A29" chart:class="chart:line">
            <chart:data-point chart:repeated="3"/>
          </chart:series>
          <chart:series chart:style-name="ch8" chart:values-cell-range-address="'Error dependency on net size,platform,iterations'.D30:'Error dependency on net size,platform,iterations'.F30" chart:label-cell-address="'Error dependency on net size,platform,iterations'.A30:'Error dependency on net size,platform,iterations'.A30" chart:class="chart:line">
            <chart:data-point chart:repeated="3"/>
          </chart:series>
          <chart:series chart:style-name="ch9" chart:values-cell-range-address="'Error dependency on net size,platform,iterations'.D31:'Error dependency on net size,platform,iterations'.F31" chart:label-cell-address="'Error dependency on net size,platform,iterations'.A31:'Error dependency on net size,platform,iterations'.A31" chart:class="chart:line">
            <chart:data-point chart:repeated="3"/>
          </chart:series>
          <chart:series chart:style-name="ch10" chart:values-cell-range-address="'Error dependency on net size,platform,iterations'.D32:'Error dependency on net size,platform,iterations'.F32" chart:label-cell-address="'Error dependency on net size,platform,iterations'.A32:'Error dependency on net size,platform,iterations'.A32" chart:class="chart:line">
            <chart:data-point chart:repeated="3"/>
          </chart:series>
          <chart:series chart:style-name="ch11" chart:values-cell-range-address="'Error dependency on net size,platform,iterations'.D33:'Error dependency on net size,platform,iterations'.F33" chart:label-cell-address="'Error dependency on net size,platform,iterations'.A33:'Error dependency on net size,platform,iterations'.A33" chart:class="chart:line">
            <chart:data-point chart:repeated="3"/>
          </chart:series>
          <chart:series chart:style-name="ch12" chart:values-cell-range-address="'Error dependency on net size,platform,iterations'.D34:'Error dependency on net size,platform,iterations'.F34" chart:label-cell-address="'Error dependency on net size,platform,iterations'.A34:'Error dependency on net size,platform,iterations'.A34" chart:class="chart:line">
            <chart:data-point chart:repeated="3"/>
          </chart:series>
          <chart:series chart:style-name="ch13" chart:values-cell-range-address="'Error dependency on net size,platform,iterations'.D35:'Error dependency on net size,platform,iterations'.F35" chart:label-cell-address="'Error dependency on net size,platform,iterations'.A35:'Error dependency on net size,platform,iterations'.A35" chart:class="chart:line">
            <chart:data-point chart:repeated="3"/>
          </chart:series>
          <chart:series chart:style-name="ch14" chart:values-cell-range-address="'Error dependency on net size,platform,iterations'.D36:'Error dependency on net size,platform,iterations'.F36" chart:label-cell-address="'Error dependency on net size,platform,iterations'.A36:'Error dependency on net size,platform,iterations'.A36" chart:class="chart:line">
            <chart:data-point chart:repeated="3"/>
          </chart:series>
          <chart:series chart:style-name="ch15" chart:values-cell-range-address="'Error dependency on net size,platform,iterations'.D37:'Error dependency on net size,platform,iterations'.F37" chart:label-cell-address="'Error dependency on net size,platform,iterations'.A37:'Error dependency on net size,platform,iterations'.A37" chart:class="chart:line">
            <chart:data-point chart:repeated="3"/>
          </chart:series>
          <chart:series chart:style-name="ch16" chart:values-cell-range-address="'Error dependency on net size,platform,iterations'.D38:'Error dependency on net size,platform,iterations'.F38" chart:label-cell-address="'Error dependency on net size,platform,iterations'.A38:'Error dependency on net size,platform,iterations'.A38" chart:class="chart:line">
            <chart:data-point chart:repeated="3"/>
          </chart:series>
          <chart:series chart:style-name="ch17" chart:values-cell-range-address="'Error dependency on net size,platform,iterations'.D39:'Error dependency on net size,platform,iterations'.F39" chart:label-cell-address="'Error dependency on net size,platform,iterations'.A39:'Error dependency on net size,platform,iterations'.A39" chart:class="chart:line">
            <chart:data-point chart:repeated="3"/>
          </chart:series>
          <chart:series chart:style-name="ch18" chart:values-cell-range-address="'Error dependency on net size,platform,iterations'.D40:'Error dependency on net size,platform,iterations'.F40" chart:label-cell-address="'Error dependency on net size,platform,iterations'.A40:'Error dependency on net size,platform,iterations'.A40" chart:class="chart:line">
            <chart:data-point chart:repeated="3"/>
          </chart:series>
          <chart:series chart:style-name="ch19" chart:values-cell-range-address="'Error dependency on net size,platform,iterations'.D41:'Error dependency on net size,platform,iterations'.F41" chart:label-cell-address="'Error dependency on net size,platform,iterations'.A41:'Error dependency on net size,platform,iterations'.A41" chart:class="chart:line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000">
                <text:p>4000</text:p>
                <draw:g>
                  <svg:desc>'Error dependency on net size,platform,iterations'.D2:'Error dependency on net size,platform,iterations'.F2</svg:desc>
                </draw:g>
              </table:table-cell>
              <table:table-cell office:value-type="float" office:value="8000">
                <text:p>8000</text:p>
              </table:table-cell>
              <table:table-cell office:value-type="float" office:value="33600">
                <text:p>3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Error dependency on net size,platform,iterations'.A3:'Error dependency on net size,platform,iterations'.A3</svg:desc>
                </draw:g>
              </table:table-cell>
              <table:table-cell office:value-type="float" office:value="0.272939575195">
                <text:p>0.272939575195</text:p>
                <draw:g>
                  <svg:desc>'Error dependency on net size,platform,iterations'.D3:'Error dependency on net size,platform,iterations'.F3</svg:desc>
                </draw:g>
              </table:table-cell>
              <table:table-cell office:value-type="float" office:value="0.446466796875">
                <text:p>0.446466796875</text:p>
              </table:table-cell>
              <table:table-cell office:value-type="float" office:value="0.477566731771">
                <text:p>0.477566731771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4:'Error dependency on net size,platform,iterations'.A4</svg:desc>
                </draw:g>
              </table:table-cell>
              <table:table-cell office:value-type="float" office:value="0.000194110125303">
                <text:p>0.000194110125303</text:p>
                <draw:g>
                  <svg:desc>'Error dependency on net size,platform,iterations'.D4:'Error dependency on net size,platform,iterations'.F4</svg:desc>
                </draw:g>
              </table:table-cell>
              <table:table-cell office:value-type="float" office:value="0.00326742744446">
                <text:p>0.00326742744446</text:p>
              </table:table-cell>
              <table:table-cell office:value-type="float" office:value="0.168013116746">
                <text:p>0.168013116746</text:p>
              </table:table-cell>
            </table:table-row>
            <table:table-row>
              <table:table-cell office:value-type="string">
                <text:p>2</text:p>
                <draw:g>
                  <svg:desc>'Error dependency on net size,platform,iterations'.A5:'Error dependency on net size,platform,iterations'.A5</svg:desc>
                </draw:g>
              </table:table-cell>
              <table:table-cell office:value-type="float" office:value="0.30621005249">
                <text:p>0.30621005249</text:p>
                <draw:g>
                  <svg:desc>'Error dependency on net size,platform,iterations'.D5:'Error dependency on net size,platform,iterations'.F5</svg:desc>
                </draw:g>
              </table:table-cell>
              <table:table-cell office:value-type="float" office:value="0.388519744873">
                <text:p>0.388519744873</text:p>
              </table:table-cell>
              <table:table-cell office:value-type="float" office:value="0.462391386486">
                <text:p>0.462391386486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6:'Error dependency on net size,platform,iterations'.A6</svg:desc>
                </draw:g>
              </table:table-cell>
              <table:table-cell office:value-type="float" office:value="0.00016400949657">
                <text:p>0.00016400949657</text:p>
                <draw:g>
                  <svg:desc>'Error dependency on net size,platform,iterations'.D6:'Error dependency on net size,platform,iterations'.F6</svg:desc>
                </draw:g>
              </table:table-cell>
              <table:table-cell office:value-type="float" office:value="0.0152218561172">
                <text:p>0.0152218561172</text:p>
              </table:table-cell>
              <table:table-cell office:value-type="float" office:value="0.160828944615">
                <text:p>0.160828944615</text:p>
              </table:table-cell>
            </table:table-row>
            <table:table-row>
              <table:table-cell office:value-type="string">
                <text:p>3</text:p>
                <draw:g>
                  <svg:desc>'Error dependency on net size,platform,iterations'.A7:'Error dependency on net size,platform,iterations'.A7</svg:desc>
                </draw:g>
              </table:table-cell>
              <table:table-cell office:value-type="float" office:value="0.326464111328">
                <text:p>0.326464111328</text:p>
                <draw:g>
                  <svg:desc>'Error dependency on net size,platform,iterations'.D7:'Error dependency on net size,platform,iterations'.F7</svg:desc>
                </draw:g>
              </table:table-cell>
              <table:table-cell office:value-type="float" office:value="0.383415679932">
                <text:p>0.383415679932</text:p>
              </table:table-cell>
              <table:table-cell office:value-type="float" office:value="0.473417096819">
                <text:p>0.473417096819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8:'Error dependency on net size,platform,iterations'.A8</svg:desc>
                </draw:g>
              </table:table-cell>
              <table:table-cell office:value-type="float" office:value="0.000155066862702">
                <text:p>0.000155066862702</text:p>
                <draw:g>
                  <svg:desc>'Error dependency on net size,platform,iterations'.D8:'Error dependency on net size,platform,iterations'.F8</svg:desc>
                </draw:g>
              </table:table-cell>
              <table:table-cell office:value-type="float" office:value="0.00911887741089">
                <text:p>0.00911887741089</text:p>
              </table:table-cell>
              <table:table-cell office:value-type="float" office:value="0.165772966657">
                <text:p>0.165772966657</text:p>
              </table:table-cell>
            </table:table-row>
            <table:table-row>
              <table:table-cell office:value-type="string">
                <text:p>4</text:p>
                <draw:g>
                  <svg:desc>'Error dependency on net size,platform,iterations'.A9:'Error dependency on net size,platform,iterations'.A9</svg:desc>
                </draw:g>
              </table:table-cell>
              <table:table-cell office:value-type="float" office:value="0.280387329102">
                <text:p>0.280387329102</text:p>
                <draw:g>
                  <svg:desc>'Error dependency on net size,platform,iterations'.D9:'Error dependency on net size,platform,iterations'.F9</svg:desc>
                </draw:g>
              </table:table-cell>
              <table:table-cell office:value-type="float" office:value="0.352173187256">
                <text:p>0.352173187256</text:p>
              </table:table-cell>
              <table:table-cell office:value-type="float" office:value="0.47388785226">
                <text:p>0.47388785226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10:'Error dependency on net size,platform,iterations'.A10</svg:desc>
                </draw:g>
              </table:table-cell>
              <table:table-cell office:value-type="float" office:value="0.000266312599182">
                <text:p>0.000266312599182</text:p>
                <draw:g>
                  <svg:desc>'Error dependency on net size,platform,iterations'.D10:'Error dependency on net size,platform,iterations'.F10</svg:desc>
                </draw:g>
              </table:table-cell>
              <table:table-cell office:value-type="float" office:value="0.010766784668">
                <text:p>0.010766784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Error dependency on net size,platform,iterations'.A11:'Error dependency on net size,platform,iterations'.A11</svg:desc>
                </draw:g>
              </table:table-cell>
              <table:table-cell office:value-type="float" office:value="0.303030883789">
                <text:p>0.303030883789</text:p>
                <draw:g>
                  <svg:desc>'Error dependency on net size,platform,iterations'.D11:'Error dependency on net size,platform,iterations'.F11</svg:desc>
                </draw:g>
              </table:table-cell>
              <table:table-cell office:value-type="float" office:value="0.458520874023">
                <text:p>0.458520874023</text:p>
              </table:table-cell>
              <table:table-cell office:value-type="float" office:value="0.445560506185">
                <text:p>0.445560506185</text:p>
              </table:table-cell>
            </table:table-row>
            <table:table-row>
              <table:table-cell office:value-type="string">
                <text:p>6</text:p>
                <draw:g>
                  <svg:desc>'Error dependency on net size,platform,iterations'.A12:'Error dependency on net size,platform,iterations'.A12</svg:desc>
                </draw:g>
              </table:table-cell>
              <table:table-cell office:value-type="float" office:value="0.246487548828">
                <text:p>0.246487548828</text:p>
                <draw:g>
                  <svg:desc>'Error dependency on net size,platform,iterations'.D12:'Error dependency on net size,platform,iterations'.F12</svg:desc>
                </draw:g>
              </table:table-cell>
              <table:table-cell office:value-type="float" office:value="0.456566741943">
                <text:p>0.456566741943</text:p>
              </table:table-cell>
              <table:table-cell office:value-type="float" office:value="0.464634951637">
                <text:p>0.464634951637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13:'Error dependency on net size,platform,iterations'.A13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13:'Error dependency on net size,platform,iterations'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14:'Error dependency on net size,platform,iterations'.A14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14:'Error dependency on net size,platform,iterations'.F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15:'Error dependency on net size,platform,iterations'.A15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15:'Error dependency on net size,platform,iterations'.F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16:'Error dependency on net size,platform,iterations'.A16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16:'Error dependency on net size,platform,iterations'.F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17:'Error dependency on net size,platform,iterations'.A17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17:'Error dependency on net size,platform,iterations'.F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18:'Error dependency on net size,platform,iterations'.A18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18:'Error dependency on net size,platform,iterations'.F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19:'Error dependency on net size,platform,iterations'.A19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19:'Error dependency on net size,platform,iterations'.F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20:'Error dependency on net size,platform,iterations'.A20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20:'Error dependency on net size,platform,iterations'.F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21:'Error dependency on net size,platform,iterations'.A21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21:'Error dependency on net size,platform,iterations'.F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22:'Error dependency on net size,platform,iterations'.A22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22:'Error dependency on net size,platform,iterations'.F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23:'Error dependency on net size,platform,iterations'.A23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23:'Error dependency on net size,platform,iterations'.F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24:'Error dependency on net size,platform,iterations'.A24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24:'Error dependency on net size,platform,iterations'.F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25:'Error dependency on net size,platform,iterations'.A25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25:'Error dependency on net size,platform,iterations'.F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26:'Error dependency on net size,platform,iterations'.A26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26:'Error dependency on net size,platform,iterations'.F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27:'Error dependency on net size,platform,iterations'.A27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27:'Error dependency on net size,platform,iterations'.F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28:'Error dependency on net size,platform,iterations'.A28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28:'Error dependency on net size,platform,iterations'.F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29:'Error dependency on net size,platform,iterations'.A29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29:'Error dependency on net size,platform,iterations'.F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30:'Error dependency on net size,platform,iterations'.A30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30:'Error dependency on net size,platform,iterations'.F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31:'Error dependency on net size,platform,iterations'.A31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31:'Error dependency on net size,platform,iterations'.F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32:'Error dependency on net size,platform,iterations'.A32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32:'Error dependency on net size,platform,iterations'.F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33:'Error dependency on net size,platform,iterations'.A33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33:'Error dependency on net size,platform,iterations'.F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34:'Error dependency on net size,platform,iterations'.A34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34:'Error dependency on net size,platform,iterations'.F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35:'Error dependency on net size,platform,iterations'.A35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35:'Error dependency on net size,platform,iterations'.F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36:'Error dependency on net size,platform,iterations'.A36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36:'Error dependency on net size,platform,iterations'.F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37:'Error dependency on net size,platform,iterations'.A37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37:'Error dependency on net size,platform,iterations'.F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38:'Error dependency on net size,platform,iterations'.A38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38:'Error dependency on net size,platform,iterations'.F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39:'Error dependency on net size,platform,iterations'.A39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39:'Error dependency on net size,platform,iterations'.F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40:'Error dependency on net size,platform,iterations'.A40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40:'Error dependency on net size,platform,iterations'.F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Error dependency on net size,platform,iterations'.A41:'Error dependency on net size,platform,iterations'.A41</svg:desc>
                </draw:g>
              </table:table-cell>
              <table:table-cell office:value-type="float" office:value="NaN">
                <text:p>NaN</text:p>
                <draw:g>
                  <svg:desc>'Error dependency on net size,platform,iterations'.D41:'Error dependency on net size,platform,iterations'.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06cm" svg:height="9cm" xlink:href=".." xlink:type="simple" chart:class="chart:line" chart:style-name="ch1">
        <chart:legend chart:legend-position="end" svg:x="19.267cm" svg:y="3.205cm" style:legend-expansion="high" chart:style-name="ch2"/>
        <chart:plot-area chart:style-name="ch3" table:cell-range-address="'Train time vs train size,net size'.A5:'Train time vs train size,net size'.A7 'Train time vs train size,net size'.C4:'Train time vs train size,net size'.G7" chart:data-source-has-labels="both" svg:x="0.51cm" svg:y="0.18cm" svg:width="18.247cm" svg:height="8.64cm">
          <chartooo:coordinate-region svg:x="1.687cm" svg:y="0.379cm" svg:width="17.07cm" svg:height="7.794cm"/>
          <chart:axis chart:dimension="x" chart:name="primary-x" chart:style-name="ch4" chartooo:axis-type="auto">
            <chartooo:date-scale/>
            <chart:categories table:cell-range-address="'Train time vs train size,net size'.A5:'Train time vs train size,net size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rain time vs train size,net size'.C5:'Train time vs train size,net size'.C7" chart:label-cell-address="'Train time vs train size,net size'.C4:'Train time vs train size,net size'.C4" chart:class="chart:line">
            <chart:data-point chart:repeated="3"/>
          </chart:series>
          <chart:series chart:style-name="ch7" chart:values-cell-range-address="'Train time vs train size,net size'.D5:'Train time vs train size,net size'.D7" chart:label-cell-address="'Train time vs train size,net size'.D4:'Train time vs train size,net size'.D4" chart:class="chart:line">
            <chart:data-point chart:repeated="3"/>
          </chart:series>
          <chart:series chart:style-name="ch8" chart:values-cell-range-address="'Train time vs train size,net size'.E5:'Train time vs train size,net size'.E7" chart:label-cell-address="'Train time vs train size,net size'.E4:'Train time vs train size,net size'.E4" chart:class="chart:line">
            <chart:data-point chart:repeated="3"/>
          </chart:series>
          <chart:series chart:style-name="ch9" chart:values-cell-range-address="'Train time vs train size,net size'.F5:'Train time vs train size,net size'.F7" chart:label-cell-address="'Train time vs train size,net size'.F4:'Train time vs train size,net size'.F4" chart:class="chart:line">
            <chart:data-point chart:repeated="3"/>
          </chart:series>
          <chart:series chart:style-name="ch10" chart:values-cell-range-address="'Train time vs train size,net size'.G5:'Train time vs train size,net size'.G7" chart:label-cell-address="'Train time vs train size,net size'.G4:'Train time vs train size,net size'.G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0-7850K</text:p>
                <draw:g>
                  <svg:desc>'Train time vs train size,net size'.C4:'Train time vs train size,net size'.C4</svg:desc>
                </draw:g>
              </table:table-cell>
              <table:table-cell office:value-type="string">
                <text:p>A10-7850K Radeon R7 GPU ocl</text:p>
                <draw:g>
                  <svg:desc>'Train time vs train size,net size'.D4:'Train time vs train size,net size'.D4</svg:desc>
                </draw:g>
              </table:table-cell>
              <table:table-cell office:value-type="string">
                <text:p>i5-4200u HD GPU ocl</text:p>
                <draw:g>
                  <svg:desc>'Train time vs train size,net size'.E4:'Train time vs train size,net size'.E4</svg:desc>
                </draw:g>
              </table:table-cell>
              <table:table-cell office:value-type="string">
                <text:p>i7-3770</text:p>
                <draw:g>
                  <svg:desc>'Train time vs train size,net size'.F4:'Train time vs train size,net size'.F4</svg:desc>
                </draw:g>
              </table:table-cell>
              <table:table-cell office:value-type="string">
                <text:p>i7-3770 HD GPU ocl</text:p>
                <draw:g>
                  <svg:desc>'Train time vs train size,net size'.G4:'Train time vs train size,net size'.G4</svg:desc>
                </draw:g>
              </table:table-cell>
            </table:table-row>
          </table:table-header-rows>
          <table:table-rows>
            <table:table-row>
              <table:table-cell office:value-type="float" office:value="33600">
                <text:p>33600</text:p>
                <draw:g>
                  <svg:desc>'Train time vs train size,net size'.A5:'Train time vs train size,net size'.A7</svg:desc>
                </draw:g>
              </table:table-cell>
              <table:table-cell office:value-type="float" office:value="4411.01983785629">
                <text:p>4411.01983785629</text:p>
                <draw:g>
                  <svg:desc>'Train time vs train size,net size'.C5:'Train time vs train size,net size'.C7</svg:desc>
                </draw:g>
              </table:table-cell>
              <table:table-cell office:value-type="float" office:value="93.5660784244537">
                <text:p>93.5660784244537</text:p>
                <draw:g>
                  <svg:desc>'Train time vs train size,net size'.D5:'Train time vs train size,net size'.D7</svg:desc>
                </draw:g>
              </table:table-cell>
              <table:table-cell office:value-type="float" office:value="303.669638156891">
                <text:p>303.669638156891</text:p>
                <draw:g>
                  <svg:desc>'Train time vs train size,net size'.E5:'Train time vs train size,net size'.E7</svg:desc>
                </draw:g>
              </table:table-cell>
              <table:table-cell office:value-type="float" office:value="3383.99637413025">
                <text:p>3383.99637413025</text:p>
                <draw:g>
                  <svg:desc>'Train time vs train size,net size'.F5:'Train time vs train size,net size'.F7</svg:desc>
                </draw:g>
              </table:table-cell>
              <table:table-cell office:value-type="float" office:value="236.25220656395">
                <text:p>236.25220656395</text:p>
                <draw:g>
                  <svg:desc>'Train time vs train size,net size'.G5:'Train time vs train size,net size'.G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1.9305200577">
                <text:p>15681.9305200577</text:p>
              </table:table-cell>
              <table:table-cell office:value-type="float" office:value="291.51571559906">
                <text:p>291.51571559906</text:p>
              </table:table-cell>
              <table:table-cell office:value-type="float" office:value="1193.83860397339">
                <text:p>1193.83860397339</text:p>
              </table:table-cell>
              <table:table-cell office:value-type="float" office:value="12022.0453605652">
                <text:p>12022.0453605652</text:p>
              </table:table-cell>
              <table:table-cell office:value-type="float" office:value="959.479367494583">
                <text:p>959.479367494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19.7677094936">
                <text:p>31219.7677094936</text:p>
              </table:table-cell>
              <table:table-cell office:value-type="float" office:value="640.569853067398">
                <text:p>640.569853067398</text:p>
              </table:table-cell>
              <table:table-cell office:value-type="float" office:value="2466.16823244095">
                <text:p>2466.16823244095</text:p>
              </table:table-cell>
              <table:table-cell office:value-type="float" office:value="24865.896048069">
                <text:p>24865.896048069</text:p>
              </table:table-cell>
              <table:table-cell office:value-type="float" office:value="2096.82220482826">
                <text:p>2096.82220482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